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P2" style:family="paragraph" style:parent-style-name="Standard">
      <style:paragraph-properties fo:break-before="auto" fo:line-height="100%" style:writing-mode="lr-tb"/>
    </style:style>
    <style:style style:name="T2_1" style:family="text"/>
    <style:style style:name="T2_2" style:family="text"/>
    <style:style style:name="T2_3" style:family="text"/>
    <style:style style:name="P3" style:family="paragraph" style:parent-style-name="Standard">
      <style:paragraph-properties fo:break-before="auto" fo:line-height="100%" style:writing-mode="lr-tb"/>
    </style:style>
    <style:style style:name="T3_1" style:family="text"/>
    <style:style style:name="T3_2" style:family="text"/>
    <style:style style:name="P4" style:family="paragraph" style:parent-style-name="Standard">
      <style:paragraph-properties fo:break-before="auto" fo:line-height="100%" style:writing-mode="lr-tb"/>
    </style:style>
    <style:style style:name="T4_1" style:family="text"/>
    <style:style style:name="P5" style:family="paragraph" style:parent-style-name="Standard">
      <style:paragraph-properties fo:break-before="auto" fo:line-height="100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P6" style:family="paragraph" style:parent-style-name="Standard">
      <style:paragraph-properties fo:break-before="auto" fo:line-height="100%" style:writing-mode="lr-tb"/>
    </style:style>
    <style:style style:name="P7" style:family="paragraph" style:parent-style-name="Standard">
      <style:paragraph-properties fo:break-before="auto" fo:line-height="100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P8" style:family="paragraph" style:parent-style-name="Standard">
      <style:paragraph-properties fo:break-before="auto" fo:line-height="100%" style:writing-mode="lr-tb"/>
    </style:style>
    <style:style style:name="P9" style:family="paragraph" style:parent-style-name="Standard">
      <style:paragraph-properties fo:break-before="auto" fo:line-height="100%" style:writing-mode="lr-tb"/>
    </style:style>
    <style:style style:name="T9_1" style:family="text">
      <style:text-properties fo:font-weight="bold" style:font-weight-asian="bold" style:font-weight-complex="bold"/>
    </style:style>
    <style:style style:name="T9_2" style:family="text"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00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1" style:family="paragraph" style:parent-style-name="Standard">
      <style:paragraph-properties fo:break-before="auto" fo:line-height="100%" style:writing-mode="lr-tb"/>
    </style:style>
    <style:style style:name="P12" style:family="paragraph" style:parent-style-name="Standard">
      <style:paragraph-properties fo:break-before="auto" fo:line-height="100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T12_103" style:family="text"/>
    <style:style style:name="T12_104" style:family="text"/>
    <style:style style:name="T12_105" style:family="text"/>
    <style:style style:name="T12_106" style:family="text"/>
    <style:style style:name="P13" style:family="paragraph" style:parent-style-name="Standard">
      <style:paragraph-properties fo:break-before="auto" fo:line-height="100%" style:writing-mode="lr-tb"/>
    </style:style>
    <style:style style:name="P14" style:family="paragraph" style:parent-style-name="Standard">
      <style:paragraph-properties fo:break-before="auto" fo:line-height="100%" style:writing-mode="lr-tb"/>
    </style:style>
    <style:style style:name="T14_1" style:family="text">
      <style:text-properties fo:font-weight="bold" style:font-weight-asian="bold" style:font-weight-complex="bold"/>
    </style:style>
    <style:style style:name="T14_2" style:family="text">
      <style:text-properties fo:font-weight="bold" style:font-weight-asian="bold" style:font-weight-complex="bold"/>
    </style:style>
    <style:style style:name="P15" style:family="paragraph" style:parent-style-name="Standard">
      <style:paragraph-properties fo:break-before="auto" fo:line-height="100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T15_111" style:family="text"/>
    <style:style style:name="T15_112" style:family="text"/>
    <style:style style:name="T15_113" style:family="text"/>
    <style:style style:name="T15_114" style:family="text"/>
    <style:style style:name="T15_115" style:family="text"/>
    <style:style style:name="T15_116" style:family="text"/>
    <style:style style:name="T15_117" style:family="text"/>
    <style:style style:name="T15_118" style:family="text"/>
    <style:style style:name="T15_119" style:family="text"/>
    <style:style style:name="T15_120" style:family="text"/>
    <style:style style:name="T15_121" style:family="text"/>
    <style:style style:name="T15_122" style:family="text"/>
    <style:style style:name="T15_123" style:family="text"/>
    <style:style style:name="T15_124" style:family="text"/>
    <style:style style:name="T15_125" style:family="text"/>
    <style:style style:name="T15_126" style:family="text"/>
    <style:style style:name="T15_127" style:family="text"/>
    <style:style style:name="T15_128" style:family="text"/>
    <style:style style:name="T15_129" style:family="text"/>
    <style:style style:name="T15_130" style:family="text"/>
    <style:style style:name="T15_131" style:family="text"/>
    <style:style style:name="T15_132" style:family="text"/>
    <style:style style:name="T15_133" style:family="text"/>
    <style:style style:name="T15_134" style:family="text"/>
    <style:style style:name="T15_135" style:family="text"/>
    <style:style style:name="T15_136" style:family="text"/>
    <style:style style:name="T15_137" style:family="text"/>
    <style:style style:name="T15_138" style:family="text"/>
    <style:style style:name="T15_139" style:family="text"/>
    <style:style style:name="T15_140" style:family="text"/>
    <style:style style:name="T15_141" style:family="text"/>
    <style:style style:name="T15_142" style:family="text"/>
    <style:style style:name="T15_143" style:family="text"/>
    <style:style style:name="T15_144" style:family="text"/>
    <style:style style:name="T15_145" style:family="text"/>
    <style:style style:name="T15_146" style:family="text"/>
    <style:style style:name="T15_147" style:family="text"/>
    <style:style style:name="T15_148" style:family="text"/>
    <style:style style:name="T15_149" style:family="text"/>
    <style:style style:name="T15_150" style:family="text"/>
    <style:style style:name="T15_151" style:family="text"/>
    <style:style style:name="T15_152" style:family="text"/>
    <style:style style:name="T15_153" style:family="text"/>
    <style:style style:name="T15_154" style:family="text"/>
    <style:style style:name="T15_155" style:family="text"/>
    <style:style style:name="T15_156" style:family="text"/>
    <style:style style:name="T15_157" style:family="text"/>
    <style:style style:name="T15_158" style:family="text"/>
    <style:style style:name="T15_159" style:family="text"/>
    <style:style style:name="T15_160" style:family="text"/>
    <style:style style:name="T15_161" style:family="text"/>
    <style:style style:name="T15_162" style:family="text"/>
    <style:style style:name="T15_163" style:family="text"/>
    <style:style style:name="T15_164" style:family="text"/>
    <style:style style:name="T15_165" style:family="text"/>
    <style:style style:name="T15_166" style:family="text"/>
    <style:style style:name="T15_167" style:family="text"/>
    <style:style style:name="T15_168" style:family="text"/>
    <style:style style:name="T15_169" style:family="text"/>
    <style:style style:name="T15_170" style:family="text"/>
    <style:style style:name="T15_171" style:family="text"/>
    <style:style style:name="T15_172" style:family="text"/>
    <style:style style:name="T15_173" style:family="text"/>
    <style:style style:name="T15_174" style:family="text"/>
    <style:style style:name="T15_175" style:family="text"/>
    <style:style style:name="T15_176" style:family="text"/>
    <style:style style:name="T15_177" style:family="text"/>
    <style:style style:name="T15_178" style:family="text"/>
    <style:style style:name="T15_179" style:family="text"/>
    <style:style style:name="T15_180" style:family="text"/>
    <style:style style:name="T15_181" style:family="text"/>
    <style:style style:name="T15_182" style:family="text"/>
    <style:style style:name="T15_183" style:family="text"/>
    <style:style style:name="T15_184" style:family="text"/>
    <style:style style:name="T15_185" style:family="text"/>
    <style:style style:name="T15_186" style:family="text"/>
    <style:style style:name="T15_187" style:family="text"/>
    <style:style style:name="T15_188" style:family="text"/>
    <style:style style:name="T15_189" style:family="text"/>
    <style:style style:name="T15_190" style:family="text"/>
    <style:style style:name="T15_191" style:family="text"/>
    <style:style style:name="T15_192" style:family="text"/>
    <style:style style:name="T15_193" style:family="text"/>
    <style:style style:name="T15_194" style:family="text"/>
    <style:style style:name="T15_195" style:family="text"/>
    <style:style style:name="T15_196" style:family="text"/>
    <style:style style:name="T15_197" style:family="text"/>
    <style:style style:name="T15_198" style:family="text"/>
    <style:style style:name="T15_199" style:family="text"/>
    <style:style style:name="T15_200" style:family="text"/>
    <style:style style:name="T15_201" style:family="text"/>
    <style:style style:name="T15_202" style:family="text"/>
    <style:style style:name="T15_203" style:family="text"/>
    <style:style style:name="T15_204" style:family="text"/>
    <style:style style:name="T15_205" style:family="text"/>
    <style:style style:name="T15_206" style:family="text"/>
    <style:style style:name="T15_207" style:family="text"/>
    <style:style style:name="T15_208" style:family="text"/>
    <style:style style:name="T15_209" style:family="text"/>
    <style:style style:name="T15_210" style:family="text"/>
    <style:style style:name="T15_211" style:family="text"/>
    <style:style style:name="T15_212" style:family="text"/>
    <style:style style:name="T15_213" style:family="text"/>
    <style:style style:name="T15_214" style:family="text"/>
    <style:style style:name="T15_215" style:family="text"/>
    <style:style style:name="T15_216" style:family="text"/>
    <style:style style:name="T15_217" style:family="text"/>
    <style:style style:name="T15_218" style:family="text"/>
    <style:style style:name="T15_219" style:family="text"/>
    <style:style style:name="T15_220" style:family="text"/>
    <style:style style:name="T15_221" style:family="text"/>
    <style:style style:name="T15_222" style:family="text"/>
    <style:style style:name="T15_223" style:family="text"/>
    <style:style style:name="T15_224" style:family="text"/>
    <style:style style:name="T15_225" style:family="text"/>
    <style:style style:name="T15_226" style:family="text"/>
    <style:style style:name="P16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auto" fo:line-height="100%" style:writing-mode="lr-tb"/>
    </style:style>
    <style:style style:name="T17_1" style:family="text">
      <style:text-properties fo:font-weight="bold" style:font-weight-asian="bold" style:font-weight-complex="bold"/>
    </style:style>
    <style:style style:name="T17_2" style:family="text">
      <style:text-properties fo:font-weight="bold" style:font-weight-asian="bold" style:font-weight-complex="bold"/>
    </style:style>
    <style:style style:name="P18" style:family="paragraph" style:parent-style-name="Standard">
      <style:paragraph-properties fo:break-before="auto" fo:line-height="100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/>
    <style:style style:name="T18_84" style:family="text"/>
    <style:style style:name="T18_85" style:family="text"/>
    <style:style style:name="T18_86" style:family="text"/>
    <style:style style:name="T18_87" style:family="text"/>
    <style:style style:name="T18_88" style:family="text"/>
    <style:style style:name="T18_89" style:family="text"/>
    <style:style style:name="T18_90" style:family="text"/>
    <style:style style:name="T18_91" style:family="text"/>
    <style:style style:name="T18_92" style:family="text"/>
    <style:style style:name="T18_93" style:family="text"/>
    <style:style style:name="T18_94" style:family="text"/>
    <style:style style:name="T18_95" style:family="text"/>
    <style:style style:name="T18_96" style:family="text"/>
    <style:style style:name="T18_97" style:family="text"/>
    <style:style style:name="T18_98" style:family="text"/>
    <style:style style:name="T18_99" style:family="text"/>
    <style:style style:name="T18_100" style:family="text"/>
    <style:style style:name="T18_101" style:family="text"/>
    <style:style style:name="T18_102" style:family="text"/>
    <style:style style:name="T18_103" style:family="text"/>
    <style:style style:name="T18_104" style:family="text"/>
    <style:style style:name="T18_105" style:family="text"/>
    <style:style style:name="T18_106" style:family="text"/>
    <style:style style:name="T18_107" style:family="text"/>
    <style:style style:name="T18_108" style:family="text"/>
    <style:style style:name="T18_109" style:family="text"/>
    <style:style style:name="T18_110" style:family="text"/>
    <style:style style:name="T18_111" style:family="text"/>
    <style:style style:name="T18_112" style:family="text"/>
    <style:style style:name="T18_113" style:family="text"/>
    <style:style style:name="T18_114" style:family="text"/>
    <style:style style:name="T18_115" style:family="text"/>
    <style:style style:name="T18_116" style:family="text"/>
    <style:style style:name="T18_117" style:family="text"/>
    <style:style style:name="T18_118" style:family="text"/>
    <style:style style:name="T18_119" style:family="text"/>
    <style:style style:name="T18_120" style:family="text"/>
    <style:style style:name="T18_121" style:family="text"/>
    <style:style style:name="T18_122" style:family="text"/>
    <style:style style:name="T18_123" style:family="text"/>
    <style:style style:name="T18_124" style:family="text"/>
    <style:style style:name="T18_125" style:family="text"/>
    <style:style style:name="T18_126" style:family="text"/>
    <style:style style:name="T18_127" style:family="text"/>
    <style:style style:name="T18_128" style:family="text"/>
    <style:style style:name="T18_129" style:family="text"/>
    <style:style style:name="T18_130" style:family="text"/>
    <style:style style:name="T18_131" style:family="text"/>
    <style:style style:name="T18_132" style:family="text"/>
    <style:style style:name="T18_133" style:family="text"/>
    <style:style style:name="T18_134" style:family="text"/>
    <style:style style:name="T18_135" style:family="text"/>
    <style:style style:name="T18_136" style:family="text"/>
    <style:style style:name="T18_137" style:family="text"/>
    <style:style style:name="T18_138" style:family="text"/>
    <style:style style:name="T18_139" style:family="text"/>
    <style:style style:name="T18_140" style:family="text"/>
    <style:style style:name="T18_141" style:family="text"/>
    <style:style style:name="T18_142" style:family="text"/>
    <style:style style:name="T18_143" style:family="text"/>
    <style:style style:name="T18_144" style:family="text"/>
    <style:style style:name="T18_145" style:family="text"/>
    <style:style style:name="T18_146" style:family="text"/>
    <style:style style:name="T18_147" style:family="text"/>
    <style:style style:name="T18_148" style:family="text"/>
    <style:style style:name="T18_149" style:family="text"/>
    <style:style style:name="T18_150" style:family="text"/>
    <style:style style:name="T18_151" style:family="text"/>
    <style:style style:name="T18_152" style:family="text"/>
    <style:style style:name="T18_153" style:family="text"/>
    <style:style style:name="T18_154" style:family="text"/>
    <style:style style:name="T18_155" style:family="text"/>
    <style:style style:name="T18_156" style:family="text"/>
    <style:style style:name="T18_157" style:family="text"/>
    <style:style style:name="T18_158" style:family="text"/>
    <style:style style:name="T18_159" style:family="text"/>
    <style:style style:name="T18_160" style:family="text"/>
    <style:style style:name="T18_161" style:family="text"/>
    <style:style style:name="T18_162" style:family="text"/>
    <style:style style:name="T18_163" style:family="text"/>
    <style:style style:name="T18_164" style:family="text"/>
    <style:style style:name="T18_165" style:family="text"/>
    <style:style style:name="T18_166" style:family="text"/>
    <style:style style:name="T18_167" style:family="text"/>
    <style:style style:name="T18_168" style:family="text"/>
    <style:style style:name="T18_169" style:family="text"/>
    <style:style style:name="T18_170" style:family="text"/>
    <style:style style:name="T18_171" style:family="text"/>
    <style:style style:name="T18_172" style:family="text"/>
    <style:style style:name="T18_173" style:family="text"/>
    <style:style style:name="T18_174" style:family="text"/>
    <style:style style:name="T18_175" style:family="text"/>
    <style:style style:name="T18_176" style:family="text"/>
    <style:style style:name="T18_177" style:family="text"/>
    <style:style style:name="T18_178" style:family="text"/>
    <style:style style:name="T18_179" style:family="text"/>
    <style:style style:name="T18_180" style:family="text"/>
    <style:style style:name="T18_181" style:family="text"/>
    <style:style style:name="T18_182" style:family="text"/>
    <style:style style:name="T18_183" style:family="text"/>
    <style:style style:name="T18_184" style:family="text"/>
    <style:style style:name="T18_185" style:family="text"/>
    <style:style style:name="T18_186" style:family="text"/>
    <style:style style:name="T18_187" style:family="text"/>
    <style:style style:name="T18_188" style:family="text"/>
    <style:style style:name="T18_189" style:family="text"/>
    <style:style style:name="T18_190" style:family="text"/>
    <style:style style:name="T18_191" style:family="text"/>
    <style:style style:name="T18_192" style:family="text"/>
    <style:style style:name="T18_193" style:family="text"/>
    <style:style style:name="T18_194" style:family="text"/>
    <style:style style:name="T18_195" style:family="text"/>
    <style:style style:name="T18_196" style:family="text"/>
    <style:style style:name="T18_197" style:family="text"/>
    <style:style style:name="T18_198" style:family="text"/>
    <style:style style:name="T18_199" style:family="text"/>
    <style:style style:name="T18_200" style:family="text"/>
    <style:style style:name="T18_201" style:family="text"/>
    <style:style style:name="T18_202" style:family="text"/>
    <style:style style:name="T18_203" style:family="text"/>
    <style:style style:name="T18_204" style:family="text"/>
    <style:style style:name="T18_205" style:family="text"/>
    <style:style style:name="T18_206" style:family="text"/>
    <style:style style:name="T18_207" style:family="text"/>
    <style:style style:name="T18_208" style:family="text"/>
    <style:style style:name="T18_209" style:family="text"/>
    <style:style style:name="T18_210" style:family="text"/>
    <style:style style:name="T18_211" style:family="text"/>
    <style:style style:name="T18_212" style:family="text"/>
    <style:style style:name="T18_213" style:family="text"/>
    <style:style style:name="T18_214" style:family="text"/>
    <style:style style:name="T18_215" style:family="text"/>
    <style:style style:name="T18_216" style:family="text"/>
    <style:style style:name="T18_217" style:family="text"/>
    <style:style style:name="T18_218" style:family="text"/>
    <style:style style:name="T18_219" style:family="text"/>
    <style:style style:name="T18_220" style:family="text"/>
    <style:style style:name="T18_221" style:family="text"/>
    <style:style style:name="T18_222" style:family="text"/>
    <style:style style:name="T18_223" style:family="text"/>
    <style:style style:name="T18_224" style:family="text"/>
    <style:style style:name="T18_225" style:family="text"/>
    <style:style style:name="T18_226" style:family="text"/>
    <style:style style:name="T18_227" style:family="text"/>
    <style:style style:name="T18_228" style:family="text"/>
    <style:style style:name="T18_229" style:family="text"/>
    <style:style style:name="T18_230" style:family="text"/>
    <style:style style:name="T18_231" style:family="text"/>
    <style:style style:name="T18_232" style:family="text"/>
    <style:style style:name="T18_233" style:family="text"/>
    <style:style style:name="T18_234" style:family="text"/>
    <style:style style:name="T18_235" style:family="text"/>
    <style:style style:name="T18_236" style:family="text"/>
    <style:style style:name="T18_237" style:family="text"/>
    <style:style style:name="T18_238" style:family="text"/>
    <style:style style:name="T18_239" style:family="text"/>
    <style:style style:name="T18_240" style:family="text"/>
    <style:style style:name="T18_241" style:family="text"/>
    <style:style style:name="T18_242" style:family="text"/>
    <style:style style:name="T18_243" style:family="text"/>
    <style:style style:name="T18_244" style:family="text"/>
    <style:style style:name="T18_245" style:family="text"/>
    <style:style style:name="T18_246" style:family="text"/>
    <style:style style:name="P19" style:family="paragraph" style:parent-style-name="Standard">
      <style:paragraph-properties fo:break-before="auto" fo:line-height="100%" style:writing-mode="lr-tb"/>
    </style:style>
    <style:style style:name="T19_1" style:family="text"/>
    <style:style style:name="P20" style:family="paragraph" style:parent-style-name="Standard">
      <style:paragraph-properties fo:break-before="auto" fo:line-height="100%" style:writing-mode="lr-tb"/>
    </style:style>
    <style:style style:name="T20_1" style:family="text">
      <style:text-properties fo:background-color="#f8f8f8" style:font-name="Consolas" style:font-name-asian="Consolas" style:font-name-complex="Consolas"/>
    </style:style>
    <style:style style:name="T20_2" style:family="text">
      <style:text-properties fo:background-color="#f8f8f8" style:font-name="Consolas" style:font-name-asian="Consolas" style:font-name-complex="Consolas"/>
    </style:style>
    <style:style style:name="T20_3" style:family="text">
      <style:text-properties fo:background-color="#f8f8f8" fo:color="#4070a0" style:font-name="Consolas" style:font-name-asian="Consolas" style:font-name-complex="Consolas"/>
    </style:style>
    <style:style style:name="T20_4" style:family="text">
      <style:text-properties fo:background-color="#f8f8f8" style:font-name="Consolas" style:font-name-asian="Consolas" style:font-name-complex="Consolas"/>
    </style:style>
    <style:style style:name="T20_5" style:family="text">
      <style:text-properties fo:background-color="#f8f8f8" style:font-name="Consolas" style:font-name-asian="Consolas" style:font-name-complex="Consolas"/>
    </style:style>
    <style:style style:name="T20_6" style:family="text">
      <style:text-properties fo:background-color="#f8f8f8" style:font-name="Consolas" style:font-name-asian="Consolas" style:font-name-complex="Consolas"/>
    </style:style>
    <style:style style:name="T20_7" style:family="text">
      <style:text-properties fo:background-color="#f8f8f8" style:font-name="Consolas" style:font-name-asian="Consolas" style:font-name-complex="Consolas"/>
    </style:style>
    <style:style style:name="P21" style:family="paragraph" style:parent-style-name="Standard">
      <style:paragraph-properties fo:break-before="auto" fo:line-height="100%" style:writing-mode="lr-tb"/>
    </style:style>
    <style:style style:name="T21_1" style:family="text">
      <style:text-properties fo:background-color="#f8f8f8" style:font-name="Consolas" style:font-name-asian="Consolas" style:font-name-complex="Consolas"/>
    </style:style>
    <style:style style:name="T21_2" style:family="text">
      <style:text-properties fo:background-color="#f8f8f8" style:font-name="Consolas" style:font-name-asian="Consolas" style:font-name-complex="Consolas"/>
    </style:style>
    <style:style style:name="T21_3" style:family="text">
      <style:text-properties fo:background-color="#f8f8f8" fo:color="#4070a0" style:font-name="Consolas" style:font-name-asian="Consolas" style:font-name-complex="Consolas"/>
    </style:style>
    <style:style style:name="T21_4" style:family="text">
      <style:text-properties fo:background-color="#f8f8f8" style:font-name="Consolas" style:font-name-asian="Consolas" style:font-name-complex="Consolas"/>
    </style:style>
    <style:style style:name="T21_5" style:family="text">
      <style:text-properties fo:background-color="#f8f8f8" style:font-name="Consolas" style:font-name-asian="Consolas" style:font-name-complex="Consolas"/>
    </style:style>
    <style:style style:name="T21_6" style:family="text">
      <style:text-properties fo:background-color="#f8f8f8" style:font-name="Consolas" style:font-name-asian="Consolas" style:font-name-complex="Consolas"/>
    </style:style>
    <style:style style:name="P22" style:family="paragraph" style:parent-style-name="Standard">
      <style:paragraph-properties fo:break-before="auto" fo:line-height="100%" style:writing-mode="lr-tb"/>
    </style:style>
    <style:style style:name="T22_1" style:family="text">
      <style:text-properties fo:background-color="#f8f8f8" style:font-name="Consolas" style:font-name-asian="Consolas" style:font-name-complex="Consolas"/>
    </style:style>
    <style:style style:name="T22_2" style:family="text">
      <style:text-properties fo:background-color="#f8f8f8" style:font-name="Consolas" style:font-name-asian="Consolas" style:font-name-complex="Consolas"/>
    </style:style>
    <style:style style:name="T22_3" style:family="text">
      <style:text-properties fo:background-color="#f8f8f8" fo:color="#007020" style:font-name="Consolas" style:font-name-asian="Consolas" style:font-name-complex="Consolas" fo:font-weight="bold" style:font-weight-asian="bold" style:font-weight-complex="bold"/>
    </style:style>
    <style:style style:name="T22_4" style:family="text">
      <style:text-properties fo:background-color="#f8f8f8" style:font-name="Consolas" style:font-name-asian="Consolas" style:font-name-complex="Consolas"/>
    </style:style>
    <style:style style:name="T22_5" style:family="text">
      <style:text-properties fo:background-color="#f8f8f8" style:font-name="Consolas" style:font-name-asian="Consolas" style:font-name-complex="Consolas"/>
    </style:style>
    <style:style style:name="T22_6" style:family="text">
      <style:text-properties fo:background-color="#f8f8f8" style:font-name="Consolas" style:font-name-asian="Consolas" style:font-name-complex="Consolas"/>
    </style:style>
    <style:style style:name="T22_7" style:family="text">
      <style:text-properties fo:background-color="#f8f8f8" fo:color="#4070a0" style:font-name="Consolas" style:font-name-asian="Consolas" style:font-name-complex="Consolas"/>
    </style:style>
    <style:style style:name="T22_8" style:family="text">
      <style:text-properties fo:background-color="#f8f8f8" fo:color="#40a070" style:font-name="Consolas" style:font-name-asian="Consolas" style:font-name-complex="Consolas"/>
    </style:style>
    <style:style style:name="T22_9" style:family="text">
      <style:text-properties fo:background-color="#f8f8f8" style:font-name="Consolas" style:font-name-asian="Consolas" style:font-name-complex="Consolas"/>
    </style:style>
    <style:style style:name="P23" style:family="paragraph" style:parent-style-name="Standard">
      <style:paragraph-properties fo:break-before="auto" fo:line-height="100%" style:writing-mode="lr-tb"/>
    </style:style>
    <style:style style:name="T23_1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23_2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23_3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23_4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23_5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23_6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23_7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23_8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23_9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23_10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23_11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23_12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23_13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23_14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P24" style:family="paragraph" style:parent-style-name="Standard">
      <style:paragraph-properties fo:break-before="auto" fo:line-height="100%" style:writing-mode="lr-tb"/>
    </style:style>
    <style:style style:name="T24_1" style:family="text">
      <style:text-properties fo:background-color="#f8f8f8" style:font-name="Consolas" style:font-name-asian="Consolas" style:font-name-complex="Consolas"/>
    </style:style>
    <style:style style:name="T24_2" style:family="text">
      <style:text-properties fo:background-color="#f8f8f8" style:font-name="Consolas" style:font-name-asian="Consolas" style:font-name-complex="Consolas"/>
    </style:style>
    <style:style style:name="T24_3" style:family="text">
      <style:text-properties fo:background-color="#f8f8f8" fo:color="#4070a0" style:font-name="Consolas" style:font-name-asian="Consolas" style:font-name-complex="Consolas"/>
    </style:style>
    <style:style style:name="T24_4" style:family="text">
      <style:text-properties fo:background-color="#f8f8f8" fo:color="#007020" style:font-name="Consolas" style:font-name-asian="Consolas" style:font-name-complex="Consolas" fo:font-weight="bold" style:font-weight-asian="bold" style:font-weight-complex="bold"/>
    </style:style>
    <style:style style:name="T24_5" style:family="text">
      <style:text-properties fo:background-color="#f8f8f8" style:font-name="Consolas" style:font-name-asian="Consolas" style:font-name-complex="Consolas"/>
    </style:style>
    <style:style style:name="T24_6" style:family="text">
      <style:text-properties fo:background-color="#f8f8f8" fo:color="#4070a0" style:font-name="Consolas" style:font-name-asian="Consolas" style:font-name-complex="Consolas"/>
    </style:style>
    <style:style style:name="T24_7" style:family="text">
      <style:text-properties fo:background-color="#f8f8f8" fo:color="#4070a0" style:font-name="Consolas" style:font-name-asian="Consolas" style:font-name-complex="Consolas"/>
    </style:style>
    <style:style style:name="T24_8" style:family="text">
      <style:text-properties fo:background-color="#f8f8f8" fo:color="#4070a0" style:font-name="Consolas" style:font-name-asian="Consolas" style:font-name-complex="Consolas"/>
    </style:style>
    <style:style style:name="T24_9" style:family="text">
      <style:text-properties fo:background-color="#f8f8f8" style:font-name="Consolas" style:font-name-asian="Consolas" style:font-name-complex="Consolas"/>
    </style:style>
    <style:style style:name="T24_10" style:family="text">
      <style:text-properties fo:background-color="#f8f8f8" fo:color="#4070a0" style:font-name="Consolas" style:font-name-asian="Consolas" style:font-name-complex="Consolas"/>
    </style:style>
    <style:style style:name="T24_11" style:family="text">
      <style:text-properties fo:background-color="#f8f8f8" style:font-name="Consolas" style:font-name-asian="Consolas" style:font-name-complex="Consolas"/>
    </style:style>
    <style:style style:name="T24_12" style:family="text">
      <style:text-properties fo:background-color="#f8f8f8" style:font-name="Consolas" style:font-name-asian="Consolas" style:font-name-complex="Consolas"/>
    </style:style>
    <style:style style:name="T24_13" style:family="text">
      <style:text-properties fo:background-color="#f8f8f8" style:font-name="Consolas" style:font-name-asian="Consolas" style:font-name-complex="Consolas"/>
    </style:style>
    <style:style style:name="P25" style:family="paragraph" style:parent-style-name="Standard">
      <style:paragraph-properties fo:break-before="auto" fo:line-height="100%" style:writing-mode="lr-tb"/>
      <style:text-properties fo:background-color="#f8f8f8" style:font-name="Consolas" style:font-name-asian="Consolas" style:font-name-complex="Consolas"/>
    </style:style>
    <style:style style:name="P26" style:family="paragraph" style:parent-style-name="Standard">
      <style:paragraph-properties fo:break-before="auto" fo:line-height="100%" style:writing-mode="lr-tb"/>
    </style:style>
    <style:style style:name="T26_1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26_2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26_3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26_4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26_5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26_6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26_7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26_8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P27" style:family="paragraph" style:parent-style-name="Standard">
      <style:paragraph-properties fo:break-before="auto" fo:line-height="100%" style:writing-mode="lr-tb"/>
    </style:style>
    <style:style style:name="T27_1" style:family="text">
      <style:text-properties fo:background-color="#f8f8f8" style:font-name="Consolas" style:font-name-asian="Consolas" style:font-name-complex="Consolas"/>
    </style:style>
    <style:style style:name="T27_2" style:family="text">
      <style:text-properties fo:background-color="#f8f8f8" style:font-name="Consolas" style:font-name-asian="Consolas" style:font-name-complex="Consolas"/>
    </style:style>
    <style:style style:name="T27_3" style:family="text">
      <style:text-properties fo:background-color="#f8f8f8" fo:color="#4070a0" style:font-name="Consolas" style:font-name-asian="Consolas" style:font-name-complex="Consolas"/>
    </style:style>
    <style:style style:name="T27_4" style:family="text">
      <style:text-properties fo:background-color="#f8f8f8" style:font-name="Consolas" style:font-name-asian="Consolas" style:font-name-complex="Consolas"/>
    </style:style>
    <style:style style:name="T27_5" style:family="text">
      <style:text-properties fo:background-color="#f8f8f8" style:font-name="Consolas" style:font-name-asian="Consolas" style:font-name-complex="Consolas"/>
    </style:style>
    <style:style style:name="T27_6" style:family="text">
      <style:text-properties fo:background-color="#f8f8f8" fo:color="#007020" style:font-name="Consolas" style:font-name-asian="Consolas" style:font-name-complex="Consolas" fo:font-weight="bold" style:font-weight-asian="bold" style:font-weight-complex="bold"/>
    </style:style>
    <style:style style:name="T27_7" style:family="text">
      <style:text-properties fo:background-color="#f8f8f8" style:font-name="Consolas" style:font-name-asian="Consolas" style:font-name-complex="Consolas"/>
    </style:style>
    <style:style style:name="T27_8" style:family="text">
      <style:text-properties fo:background-color="#f8f8f8" style:font-name="Consolas" style:font-name-asian="Consolas" style:font-name-complex="Consolas"/>
    </style:style>
    <style:style style:name="T27_9" style:family="text">
      <style:text-properties fo:background-color="#f8f8f8" style:font-name="Consolas" style:font-name-asian="Consolas" style:font-name-complex="Consolas"/>
    </style:style>
    <style:style style:name="T27_10" style:family="text">
      <style:text-properties fo:background-color="#f8f8f8" fo:color="#4070a0" style:font-name="Consolas" style:font-name-asian="Consolas" style:font-name-complex="Consolas"/>
    </style:style>
    <style:style style:name="T27_11" style:family="text">
      <style:text-properties fo:background-color="#f8f8f8" fo:color="#40a070" style:font-name="Consolas" style:font-name-asian="Consolas" style:font-name-complex="Consolas"/>
    </style:style>
    <style:style style:name="T27_12" style:family="text">
      <style:text-properties fo:background-color="#f8f8f8" style:font-name="Consolas" style:font-name-asian="Consolas" style:font-name-complex="Consolas"/>
    </style:style>
    <style:style style:name="P28" style:family="paragraph" style:parent-style-name="Standard">
      <style:paragraph-properties fo:break-before="auto" fo:line-height="100%" style:writing-mode="lr-tb"/>
      <style:text-properties fo:background-color="#f8f8f8" style:font-name="Consolas" style:font-name-asian="Consolas" style:font-name-complex="Consolas"/>
    </style:style>
    <style:style style:name="P29" style:family="paragraph" style:parent-style-name="Standard">
      <style:paragraph-properties fo:break-before="auto" fo:line-height="100%" style:writing-mode="lr-tb"/>
    </style:style>
    <style:style style:name="T29_1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29_2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29_3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29_4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29_5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29_6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29_7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29_8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29_9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29_10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P30" style:family="paragraph" style:parent-style-name="Standard">
      <style:paragraph-properties fo:break-before="auto" fo:line-height="100%" style:writing-mode="lr-tb"/>
    </style:style>
    <style:style style:name="T30_1" style:family="text">
      <style:text-properties fo:background-color="#f8f8f8" style:font-name="Consolas" style:font-name-asian="Consolas" style:font-name-complex="Consolas"/>
    </style:style>
    <style:style style:name="T30_2" style:family="text">
      <style:text-properties fo:background-color="#f8f8f8" style:font-name="Consolas" style:font-name-asian="Consolas" style:font-name-complex="Consolas"/>
    </style:style>
    <style:style style:name="T30_3" style:family="text">
      <style:text-properties fo:background-color="#f8f8f8" fo:color="#4070a0" style:font-name="Consolas" style:font-name-asian="Consolas" style:font-name-complex="Consolas"/>
    </style:style>
    <style:style style:name="T30_4" style:family="text">
      <style:text-properties fo:background-color="#f8f8f8" fo:color="#007020" style:font-name="Consolas" style:font-name-asian="Consolas" style:font-name-complex="Consolas" fo:font-weight="bold" style:font-weight-asian="bold" style:font-weight-complex="bold"/>
    </style:style>
    <style:style style:name="T30_5" style:family="text">
      <style:text-properties fo:background-color="#f8f8f8" style:font-name="Consolas" style:font-name-asian="Consolas" style:font-name-complex="Consolas"/>
    </style:style>
    <style:style style:name="T30_6" style:family="text">
      <style:text-properties fo:background-color="#f8f8f8" fo:color="#4070a0" style:font-name="Consolas" style:font-name-asian="Consolas" style:font-name-complex="Consolas"/>
    </style:style>
    <style:style style:name="T30_7" style:family="text">
      <style:text-properties fo:background-color="#f8f8f8" fo:color="#4070a0" style:font-name="Consolas" style:font-name-asian="Consolas" style:font-name-complex="Consolas"/>
    </style:style>
    <style:style style:name="T30_8" style:family="text">
      <style:text-properties fo:background-color="#f8f8f8" fo:color="#4070a0" style:font-name="Consolas" style:font-name-asian="Consolas" style:font-name-complex="Consolas"/>
    </style:style>
    <style:style style:name="T30_9" style:family="text">
      <style:text-properties fo:background-color="#f8f8f8" fo:color="#4070a0" style:font-name="Consolas" style:font-name-asian="Consolas" style:font-name-complex="Consolas"/>
    </style:style>
    <style:style style:name="T30_10" style:family="text">
      <style:text-properties fo:background-color="#f8f8f8" fo:color="#4070a0" style:font-name="Consolas" style:font-name-asian="Consolas" style:font-name-complex="Consolas"/>
    </style:style>
    <style:style style:name="T30_11" style:family="text">
      <style:text-properties fo:background-color="#f8f8f8" style:font-name="Consolas" style:font-name-asian="Consolas" style:font-name-complex="Consolas"/>
    </style:style>
    <style:style style:name="T30_12" style:family="text">
      <style:text-properties fo:background-color="#f8f8f8" fo:color="#4070a0" style:font-name="Consolas" style:font-name-asian="Consolas" style:font-name-complex="Consolas"/>
    </style:style>
    <style:style style:name="T30_13" style:family="text">
      <style:text-properties fo:background-color="#f8f8f8" style:font-name="Consolas" style:font-name-asian="Consolas" style:font-name-complex="Consolas"/>
    </style:style>
    <style:style style:name="T30_14" style:family="text">
      <style:text-properties fo:background-color="#f8f8f8" style:font-name="Consolas" style:font-name-asian="Consolas" style:font-name-complex="Consolas"/>
    </style:style>
    <style:style style:name="T30_15" style:family="text">
      <style:text-properties fo:background-color="#f8f8f8" style:font-name="Consolas" style:font-name-asian="Consolas" style:font-name-complex="Consolas"/>
    </style:style>
    <style:style style:name="P31" style:family="paragraph" style:parent-style-name="Standard">
      <style:paragraph-properties fo:break-before="auto" fo:line-height="100%" style:writing-mode="lr-tb"/>
      <style:text-properties fo:background-color="#f8f8f8" style:font-name="Consolas" style:font-name-asian="Consolas" style:font-name-complex="Consolas"/>
    </style:style>
    <style:style style:name="P32" style:family="paragraph" style:parent-style-name="Standard">
      <style:paragraph-properties fo:break-before="auto" fo:line-height="100%" style:writing-mode="lr-tb"/>
    </style:style>
    <style:style style:name="T32_1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32_2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32_3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32_4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32_5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32_6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32_7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32_8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32_9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32_10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32_11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32_12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32_13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32_14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32_15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32_16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32_17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32_18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32_19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32_20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32_21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32_22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32_23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32_24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32_25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32_26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32_27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32_28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32_29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32_30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32_31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32_32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32_33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32_34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32_35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32_36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32_37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32_38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P33" style:family="paragraph" style:parent-style-name="Standard">
      <style:paragraph-properties fo:break-before="auto" fo:line-height="100%" style:writing-mode="lr-tb"/>
    </style:style>
    <style:style style:name="T33_1" style:family="text">
      <style:text-properties fo:background-color="#f8f8f8" style:font-name="Consolas" style:font-name-asian="Consolas" style:font-name-complex="Consolas"/>
    </style:style>
    <style:style style:name="T33_2" style:family="text">
      <style:text-properties fo:background-color="#f8f8f8" style:font-name="Consolas" style:font-name-asian="Consolas" style:font-name-complex="Consolas"/>
    </style:style>
    <style:style style:name="T33_3" style:family="text">
      <style:text-properties fo:background-color="#f8f8f8" fo:color="#4070a0" style:font-name="Consolas" style:font-name-asian="Consolas" style:font-name-complex="Consolas"/>
    </style:style>
    <style:style style:name="T33_4" style:family="text">
      <style:text-properties fo:background-color="#f8f8f8" fo:color="#007020" style:font-name="Consolas" style:font-name-asian="Consolas" style:font-name-complex="Consolas" fo:font-weight="bold" style:font-weight-asian="bold" style:font-weight-complex="bold"/>
    </style:style>
    <style:style style:name="T33_5" style:family="text">
      <style:text-properties fo:background-color="#f8f8f8" style:font-name="Consolas" style:font-name-asian="Consolas" style:font-name-complex="Consolas"/>
    </style:style>
    <style:style style:name="T33_6" style:family="text">
      <style:text-properties fo:background-color="#f8f8f8" style:font-name="Consolas" style:font-name-asian="Consolas" style:font-name-complex="Consolas"/>
    </style:style>
    <style:style style:name="T33_7" style:family="text">
      <style:text-properties fo:background-color="#f8f8f8" style:font-name="Consolas" style:font-name-asian="Consolas" style:font-name-complex="Consolas"/>
    </style:style>
    <style:style style:name="T33_8" style:family="text">
      <style:text-properties fo:background-color="#f8f8f8" fo:color="#007020" style:font-name="Consolas" style:font-name-asian="Consolas" style:font-name-complex="Consolas" fo:font-weight="bold" style:font-weight-asian="bold" style:font-weight-complex="bold"/>
    </style:style>
    <style:style style:name="T33_9" style:family="text">
      <style:text-properties fo:background-color="#f8f8f8" style:font-name="Consolas" style:font-name-asian="Consolas" style:font-name-complex="Consolas"/>
    </style:style>
    <style:style style:name="T33_10" style:family="text">
      <style:text-properties fo:background-color="#f8f8f8" style:font-name="Consolas" style:font-name-asian="Consolas" style:font-name-complex="Consolas"/>
    </style:style>
    <style:style style:name="T33_11" style:family="text">
      <style:text-properties fo:background-color="#f8f8f8" style:font-name="Consolas" style:font-name-asian="Consolas" style:font-name-complex="Consolas"/>
    </style:style>
    <style:style style:name="T33_12" style:family="text">
      <style:text-properties fo:background-color="#f8f8f8" fo:color="#4070a0" style:font-name="Consolas" style:font-name-asian="Consolas" style:font-name-complex="Consolas"/>
    </style:style>
    <style:style style:name="T33_13" style:family="text">
      <style:text-properties fo:background-color="#f8f8f8" fo:color="#40a070" style:font-name="Consolas" style:font-name-asian="Consolas" style:font-name-complex="Consolas"/>
    </style:style>
    <style:style style:name="T33_14" style:family="text">
      <style:text-properties fo:background-color="#f8f8f8" style:font-name="Consolas" style:font-name-asian="Consolas" style:font-name-complex="Consolas"/>
    </style:style>
    <style:style style:name="P34" style:family="paragraph" style:parent-style-name="Standard">
      <style:paragraph-properties fo:break-before="auto" fo:line-height="100%" style:writing-mode="lr-tb"/>
      <style:text-properties fo:background-color="#f8f8f8" style:font-name="Consolas" style:font-name-asian="Consolas" style:font-name-complex="Consolas"/>
    </style:style>
    <style:style style:name="P35" style:family="paragraph" style:parent-style-name="Standard">
      <style:paragraph-properties fo:break-before="auto" fo:line-height="100%" style:writing-mode="lr-tb"/>
    </style:style>
    <style:style style:name="T35_1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35_2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35_3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35_4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P36" style:family="paragraph" style:parent-style-name="Standard">
      <style:paragraph-properties fo:break-before="auto" fo:line-height="100%" style:writing-mode="lr-tb"/>
    </style:style>
    <style:style style:name="T36_1" style:family="text">
      <style:text-properties fo:background-color="#f8f8f8" style:font-name="Consolas" style:font-name-asian="Consolas" style:font-name-complex="Consolas"/>
    </style:style>
    <style:style style:name="T36_2" style:family="text">
      <style:text-properties fo:background-color="#f8f8f8" style:font-name="Consolas" style:font-name-asian="Consolas" style:font-name-complex="Consolas"/>
    </style:style>
    <style:style style:name="T36_3" style:family="text">
      <style:text-properties fo:background-color="#f8f8f8" fo:color="#4070a0" style:font-name="Consolas" style:font-name-asian="Consolas" style:font-name-complex="Consolas"/>
    </style:style>
    <style:style style:name="T36_4" style:family="text">
      <style:text-properties fo:background-color="#f8f8f8" style:font-name="Consolas" style:font-name-asian="Consolas" style:font-name-complex="Consolas"/>
    </style:style>
    <style:style style:name="T36_5" style:family="text">
      <style:text-properties fo:background-color="#f8f8f8" style:font-name="Consolas" style:font-name-asian="Consolas" style:font-name-complex="Consolas"/>
    </style:style>
    <style:style style:name="T36_6" style:family="text">
      <style:text-properties fo:background-color="#f8f8f8" fo:color="#4070a0" style:font-name="Consolas" style:font-name-asian="Consolas" style:font-name-complex="Consolas"/>
    </style:style>
    <style:style style:name="T36_7" style:family="text">
      <style:text-properties fo:background-color="#f8f8f8" fo:color="#007020" style:font-name="Consolas" style:font-name-asian="Consolas" style:font-name-complex="Consolas" fo:font-weight="bold" style:font-weight-asian="bold" style:font-weight-complex="bold"/>
    </style:style>
    <style:style style:name="T36_8" style:family="text">
      <style:text-properties fo:background-color="#f8f8f8" style:font-name="Consolas" style:font-name-asian="Consolas" style:font-name-complex="Consolas"/>
    </style:style>
    <style:style style:name="T36_9" style:family="text">
      <style:text-properties fo:background-color="#f8f8f8" style:font-name="Consolas" style:font-name-asian="Consolas" style:font-name-complex="Consolas"/>
    </style:style>
    <style:style style:name="T36_10" style:family="text">
      <style:text-properties fo:background-color="#f8f8f8" style:font-name="Consolas" style:font-name-asian="Consolas" style:font-name-complex="Consolas"/>
    </style:style>
    <style:style style:name="P37" style:family="paragraph" style:parent-style-name="Standard">
      <style:paragraph-properties fo:break-before="auto" fo:line-height="100%" style:writing-mode="lr-tb"/>
      <style:text-properties fo:background-color="#f8f8f8" style:font-name="Consolas" style:font-name-asian="Consolas" style:font-name-complex="Consolas"/>
    </style:style>
    <style:style style:name="P38" style:family="paragraph" style:parent-style-name="Standard">
      <style:paragraph-properties fo:break-before="auto" fo:line-height="100%" style:writing-mode="lr-tb"/>
    </style:style>
    <style:style style:name="T38_1" style:family="text">
      <style:text-properties fo:background-color="#f8f8f8" fo:color="#007020" style:font-name="Consolas" style:font-name-asian="Consolas" style:font-name-complex="Consolas" fo:font-weight="bold" style:font-weight-asian="bold" style:font-weight-complex="bold"/>
    </style:style>
    <style:style style:name="T38_2" style:family="text">
      <style:text-properties fo:background-color="#f8f8f8" style:font-name="Consolas" style:font-name-asian="Consolas" style:font-name-complex="Consolas"/>
    </style:style>
    <style:style style:name="T38_3" style:family="text">
      <style:text-properties fo:background-color="#f8f8f8" style:font-name="Consolas" style:font-name-asian="Consolas" style:font-name-complex="Consolas"/>
    </style:style>
    <style:style style:name="T38_4" style:family="text">
      <style:text-properties fo:background-color="#f8f8f8" style:font-name="Consolas" style:font-name-asian="Consolas" style:font-name-complex="Consolas"/>
    </style:style>
    <style:style style:name="T38_5" style:family="text">
      <style:text-properties fo:background-color="#f8f8f8" style:font-name="Consolas" style:font-name-asian="Consolas" style:font-name-complex="Consolas"/>
    </style:style>
    <style:style style:name="T38_6" style:family="text">
      <style:text-properties fo:background-color="#f8f8f8" style:font-name="Consolas" style:font-name-asian="Consolas" style:font-name-complex="Consolas"/>
    </style:style>
    <style:style style:name="P39" style:family="paragraph" style:parent-style-name="Standard">
      <style:paragraph-properties fo:break-before="auto" fo:line-height="100%" style:writing-mode="lr-tb"/>
    </style:style>
    <style:style style:name="T39_1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T39_2" style:family="text"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P40" style:family="paragraph" style:parent-style-name="Standard">
      <style:paragraph-properties fo:break-before="auto" fo:line-height="100%" style:writing-mode="lr-tb"/>
      <style:text-properties fo:background-color="#f8f8f8" fo:font-style="italic" style:font-style-asian="italic" style:font-style-complex="italic" fo:color="#60a0b0" style:font-name="Consolas" style:font-name-asian="Consolas" style:font-name-complex="Consolas"/>
    </style:style>
    <style:style style:name="P41" style:family="paragraph" style:parent-style-name="Standard">
      <style:paragraph-properties fo:break-before="auto" fo:line-height="100%" style:writing-mode="lr-tb"/>
    </style:style>
    <style:style style:name="T41_1" style:family="text">
      <style:text-properties fo:background-color="#f8f8f8" style:font-name="Consolas" style:font-name-asian="Consolas" style:font-name-complex="Consolas"/>
    </style:style>
    <style:style style:name="T41_2" style:family="text">
      <style:text-properties fo:background-color="#f8f8f8" style:font-name="Consolas" style:font-name-asian="Consolas" style:font-name-complex="Consolas"/>
    </style:style>
    <style:style style:name="P42" style:family="paragraph" style:parent-style-name="Standard">
      <style:paragraph-properties fo:break-before="auto" fo:line-height="100%" style:writing-mode="lr-tb"/>
    </style:style>
    <style:style style:name="T42_1" style:family="text">
      <style:text-properties fo:background-color="#f8f8f8" fo:color="#007020" style:font-name="Consolas" style:font-name-asian="Consolas" style:font-name-complex="Consolas"/>
    </style:style>
    <style:style style:name="P43" style:family="paragraph" style:parent-style-name="Standard">
      <style:paragraph-properties fo:break-before="auto" fo:line-height="100%" style:writing-mode="lr-tb"/>
    </style:style>
    <style:style style:name="T43_1" style:family="text">
      <style:text-properties fo:background-color="#f8f8f8" style:font-name="Consolas" style:font-name-asian="Consolas" style:font-name-complex="Consolas"/>
    </style:style>
    <style:style style:name="P44" style:family="paragraph" style:parent-style-name="Standard">
      <style:paragraph-properties fo:break-before="auto" fo:line-height="100%" style:writing-mode="lr-tb"/>
      <style:text-properties fo:background-color="#f8f8f8" style:font-name="Consolas" style:font-name-asian="Consolas" style:font-name-complex="Consolas"/>
    </style:style>
    <style:style style:name="P45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46" style:family="paragraph" style:parent-style-name="Standard">
      <style:paragraph-properties fo:break-before="auto" fo:line-height="100%" style:writing-mode="lr-tb"/>
    </style:style>
    <style:style style:name="T46_1" style:family="text">
      <style:text-properties fo:font-weight="bold" style:font-weight-asian="bold" style:font-weight-complex="bold"/>
    </style:style>
    <style:style style:name="T46_2" style:family="text">
      <style:text-properties fo:font-weight="bold" style:font-weight-asian="bold" style:font-weight-complex="bold"/>
    </style:style>
    <style:style style:name="T46_3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T47_57" style:family="text"/>
    <style:style style:name="T47_58" style:family="text"/>
    <style:style style:name="T47_59" style:family="text"/>
    <style:style style:name="T47_60" style:family="text"/>
    <style:style style:name="T47_61" style:family="text"/>
    <style:style style:name="T47_62" style:family="text"/>
    <style:style style:name="T47_63" style:family="text"/>
    <style:style style:name="T47_64" style:family="text"/>
    <style:style style:name="T47_65" style:family="text"/>
    <style:style style:name="T47_66" style:family="text"/>
    <style:style style:name="T47_67" style:family="text"/>
    <style:style style:name="T47_68" style:family="text"/>
    <style:style style:name="T47_69" style:family="text"/>
    <style:style style:name="T47_70" style:family="text"/>
    <style:style style:name="T47_71" style:family="text"/>
    <style:style style:name="T47_72" style:family="text"/>
    <style:style style:name="T47_73" style:family="text"/>
    <style:style style:name="T47_74" style:family="text"/>
    <style:style style:name="T47_75" style:family="text"/>
    <style:style style:name="T47_76" style:family="text"/>
    <style:style style:name="T47_77" style:family="text"/>
    <style:style style:name="T47_78" style:family="text"/>
    <style:style style:name="T47_79" style:family="text"/>
    <style:style style:name="T47_80" style:family="text"/>
    <style:style style:name="T47_81" style:family="text"/>
    <style:style style:name="T47_82" style:family="text"/>
    <style:style style:name="T47_83" style:family="text"/>
    <style:style style:name="T47_84" style:family="text"/>
    <style:style style:name="T47_85" style:family="text"/>
    <style:style style:name="T47_86" style:family="text"/>
    <style:style style:name="T47_87" style:family="text"/>
    <style:style style:name="T47_88" style:family="text"/>
    <style:style style:name="T47_89" style:family="text"/>
    <style:style style:name="T47_90" style:family="text"/>
    <style:style style:name="T47_91" style:family="text"/>
    <style:style style:name="T47_92" style:family="text"/>
    <style:style style:name="T47_93" style:family="text"/>
    <style:style style:name="T47_94" style:family="text"/>
    <style:style style:name="T47_95" style:family="text"/>
    <style:style style:name="T47_96" style:family="text"/>
    <style:style style:name="T47_97" style:family="text"/>
    <style:style style:name="T47_98" style:family="text"/>
    <style:style style:name="T47_99" style:family="text"/>
    <style:style style:name="T47_100" style:family="text"/>
    <style:style style:name="T47_101" style:family="text"/>
    <style:style style:name="T47_102" style:family="text"/>
    <style:style style:name="T47_103" style:family="text"/>
    <style:style style:name="T47_104" style:family="text"/>
    <style:style style:name="T47_105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P49" style:family="paragraph" style:parent-style-name="Standard">
      <style:paragraph-properties fo:break-before="auto" fo:line-height="100%" style:writing-mode="lr-tb"/>
    </style:style>
    <style:style style:name="T49_1" style:family="text">
      <style:text-properties fo:background-color="#f8f8f8" style:font-name="Consolas" style:font-name-asian="Consolas" style:font-name-complex="Consolas"/>
    </style:style>
    <style:style style:name="T49_2" style:family="text">
      <style:text-properties fo:background-color="#f8f8f8" style:font-name="Consolas" style:font-name-asian="Consolas" style:font-name-complex="Consolas"/>
    </style:style>
    <style:style style:name="T49_3" style:family="text">
      <style:text-properties fo:background-color="#f8f8f8" fo:color="#4070a0" style:font-name="Consolas" style:font-name-asian="Consolas" style:font-name-complex="Consolas"/>
    </style:style>
    <style:style style:name="T49_4" style:family="text">
      <style:text-properties fo:background-color="#f8f8f8" style:font-name="Consolas" style:font-name-asian="Consolas" style:font-name-complex="Consolas"/>
    </style:style>
    <style:style style:name="T49_5" style:family="text">
      <style:text-properties fo:background-color="#f8f8f8" style:font-name="Consolas" style:font-name-asian="Consolas" style:font-name-complex="Consolas"/>
    </style:style>
    <style:style style:name="T49_6" style:family="text">
      <style:text-properties fo:background-color="#f8f8f8" style:font-name="Consolas" style:font-name-asian="Consolas" style:font-name-complex="Consolas"/>
    </style:style>
    <style:style style:name="T49_7" style:family="text">
      <style:text-properties fo:background-color="#f8f8f8" style:font-name="Consolas" style:font-name-asian="Consolas" style:font-name-complex="Consolas"/>
    </style:style>
    <style:style style:name="P50" style:family="paragraph" style:parent-style-name="Standard">
      <style:paragraph-properties fo:break-before="auto" fo:line-height="100%" style:writing-mode="lr-tb"/>
    </style:style>
    <style:style style:name="T50_1" style:family="text">
      <style:text-properties fo:background-color="#f8f8f8" fo:color="#4070a0" style:font-name="Consolas" style:font-name-asian="Consolas" style:font-name-complex="Consolas"/>
    </style:style>
    <style:style style:name="T50_2" style:family="text">
      <style:text-properties fo:background-color="#f8f8f8" fo:color="#4070a0" style:font-name="Consolas" style:font-name-asian="Consolas" style:font-name-complex="Consolas"/>
    </style:style>
    <style:style style:name="T50_3" style:family="text">
      <style:text-properties fo:background-color="#f8f8f8" fo:color="#4070a0" style:font-name="Consolas" style:font-name-asian="Consolas" style:font-name-complex="Consolas"/>
    </style:style>
    <style:style style:name="T50_4" style:family="text">
      <style:text-properties fo:background-color="#f8f8f8" style:font-name="Consolas" style:font-name-asian="Consolas" style:font-name-complex="Consolas"/>
    </style:style>
    <style:style style:name="T50_5" style:family="text">
      <style:text-properties fo:background-color="#f8f8f8" style:font-name="Consolas" style:font-name-asian="Consolas" style:font-name-complex="Consolas"/>
    </style:style>
    <style:style style:name="T50_6" style:family="text">
      <style:text-properties fo:background-color="#f8f8f8" style:font-name="Consolas" style:font-name-asian="Consolas" style:font-name-complex="Consolas"/>
    </style:style>
    <style:style style:name="T50_7" style:family="text">
      <style:text-properties fo:background-color="#f8f8f8" fo:color="#4070a0" style:font-name="Consolas" style:font-name-asian="Consolas" style:font-name-complex="Consolas"/>
    </style:style>
    <style:style style:name="T50_8" style:family="text">
      <style:text-properties fo:background-color="#f8f8f8" fo:color="#007020" style:font-name="Consolas" style:font-name-asian="Consolas" style:font-name-complex="Consolas" fo:font-weight="bold" style:font-weight-asian="bold" style:font-weight-complex="bold"/>
    </style:style>
    <style:style style:name="T50_9" style:family="text">
      <style:text-properties fo:background-color="#f8f8f8" style:font-name="Consolas" style:font-name-asian="Consolas" style:font-name-complex="Consolas"/>
    </style:style>
    <style:style style:name="T50_10" style:family="text">
      <style:text-properties fo:background-color="#f8f8f8" style:font-name="Consolas" style:font-name-asian="Consolas" style:font-name-complex="Consolas"/>
    </style:style>
    <style:style style:name="T50_11" style:family="text">
      <style:text-properties fo:background-color="#f8f8f8" style:font-name="Consolas" style:font-name-asian="Consolas" style:font-name-complex="Consolas"/>
    </style:style>
    <style:style style:name="T50_12" style:family="text">
      <style:text-properties fo:background-color="#f8f8f8" style:font-name="Consolas" style:font-name-asian="Consolas" style:font-name-complex="Consolas"/>
    </style:style>
    <style:style style:name="T50_13" style:family="text">
      <style:text-properties fo:background-color="#f8f8f8" style:font-name="Consolas" style:font-name-asian="Consolas" style:font-name-complex="Consolas"/>
    </style:style>
    <style:style style:name="T50_14" style:family="text">
      <style:text-properties fo:background-color="#f8f8f8" fo:color="#4070a0" style:font-name="Consolas" style:font-name-asian="Consolas" style:font-name-complex="Consolas"/>
    </style:style>
    <style:style style:name="T50_15" style:family="text">
      <style:text-properties fo:background-color="#f8f8f8" style:font-name="Consolas" style:font-name-asian="Consolas" style:font-name-complex="Consolas"/>
    </style:style>
    <style:style style:name="P51" style:family="paragraph" style:parent-style-name="Standard">
      <style:paragraph-properties fo:break-before="auto" fo:line-height="100%" style:writing-mode="lr-tb"/>
    </style:style>
    <style:style style:name="T51_1" style:family="text">
      <style:text-properties fo:background-color="#f8f8f8" fo:color="#007020" style:font-name="Consolas" style:font-name-asian="Consolas" style:font-name-complex="Consolas" fo:font-weight="bold" style:font-weight-asian="bold" style:font-weight-complex="bold"/>
    </style:style>
    <style:style style:name="T51_2" style:family="text">
      <style:text-properties fo:background-color="#f8f8f8" style:font-name="Consolas" style:font-name-asian="Consolas" style:font-name-complex="Consolas"/>
    </style:style>
    <style:style style:name="T51_3" style:family="text">
      <style:text-properties fo:background-color="#f8f8f8" fo:color="#007020" style:font-name="Consolas" style:font-name-asian="Consolas" style:font-name-complex="Consolas" fo:font-weight="bold" style:font-weight-asian="bold" style:font-weight-complex="bold"/>
    </style:style>
    <style:style style:name="T51_4" style:family="text">
      <style:text-properties fo:background-color="#f8f8f8" style:font-name="Consolas" style:font-name-asian="Consolas" style:font-name-complex="Consolas"/>
    </style:style>
    <style:style style:name="T51_5" style:family="text">
      <style:text-properties fo:background-color="#f8f8f8" fo:color="#4070a0" style:font-name="Consolas" style:font-name-asian="Consolas" style:font-name-complex="Consolas"/>
    </style:style>
    <style:style style:name="T51_6" style:family="text">
      <style:text-properties fo:background-color="#f8f8f8" fo:color="#4070a0" style:font-name="Consolas" style:font-name-asian="Consolas" style:font-name-complex="Consolas"/>
    </style:style>
    <style:style style:name="T51_7" style:family="text">
      <style:text-properties fo:background-color="#f8f8f8" fo:color="#4070a0" style:font-name="Consolas" style:font-name-asian="Consolas" style:font-name-complex="Consolas"/>
    </style:style>
    <style:style style:name="T51_8" style:family="text">
      <style:text-properties fo:background-color="#f8f8f8" fo:color="#4070a0" style:font-name="Consolas" style:font-name-asian="Consolas" style:font-name-complex="Consolas"/>
    </style:style>
    <style:style style:name="T51_9" style:family="text">
      <style:text-properties fo:background-color="#f8f8f8" fo:color="#4070a0" style:font-name="Consolas" style:font-name-asian="Consolas" style:font-name-complex="Consolas"/>
    </style:style>
    <style:style style:name="T51_10" style:family="text">
      <style:text-properties fo:background-color="#f8f8f8" style:font-name="Consolas" style:font-name-asian="Consolas" style:font-name-complex="Consolas"/>
    </style:style>
    <style:style style:name="T51_11" style:family="text">
      <style:text-properties fo:background-color="#f8f8f8" style:font-name="Consolas" style:font-name-asian="Consolas" style:font-name-complex="Consolas"/>
    </style:style>
    <style:style style:name="T51_12" style:family="text">
      <style:text-properties fo:background-color="#f8f8f8" style:font-name="Consolas" style:font-name-asian="Consolas" style:font-name-complex="Consolas"/>
    </style:style>
    <style:style style:name="T51_13" style:family="text">
      <style:text-properties fo:background-color="#f8f8f8" style:font-name="Consolas" style:font-name-asian="Consolas" style:font-name-complex="Consolas"/>
    </style:style>
    <style:style style:name="T51_14" style:family="text">
      <style:text-properties fo:background-color="#f8f8f8" style:font-name="Consolas" style:font-name-asian="Consolas" style:font-name-complex="Consolas"/>
    </style:style>
    <style:style style:name="T51_15" style:family="text">
      <style:text-properties fo:background-color="#f8f8f8" fo:color="#4070a0" style:font-name="Consolas" style:font-name-asian="Consolas" style:font-name-complex="Consolas"/>
    </style:style>
    <style:style style:name="T51_16" style:family="text">
      <style:text-properties fo:background-color="#f8f8f8" fo:color="#4070a0" style:font-name="Consolas" style:font-name-asian="Consolas" style:font-name-complex="Consolas"/>
    </style:style>
    <style:style style:name="T51_17" style:family="text">
      <style:text-properties fo:background-color="#f8f8f8" fo:color="#4070a0" style:font-name="Consolas" style:font-name-asian="Consolas" style:font-name-complex="Consolas"/>
    </style:style>
    <style:style style:name="T51_18" style:family="text">
      <style:text-properties fo:background-color="#f8f8f8" style:font-name="Consolas" style:font-name-asian="Consolas" style:font-name-complex="Consolas"/>
    </style:style>
    <style:style style:name="T51_19" style:family="text">
      <style:text-properties fo:background-color="#f8f8f8" fo:color="#4070a0" style:font-name="Consolas" style:font-name-asian="Consolas" style:font-name-complex="Consolas"/>
    </style:style>
    <style:style style:name="T51_20" style:family="text">
      <style:text-properties fo:background-color="#f8f8f8" fo:color="#40a070" style:font-name="Consolas" style:font-name-asian="Consolas" style:font-name-complex="Consolas"/>
    </style:style>
    <style:style style:name="P52" style:family="paragraph" style:parent-style-name="Standard">
      <style:paragraph-properties fo:break-before="auto" fo:line-height="100%" style:writing-mode="lr-tb"/>
    </style:style>
    <style:style style:name="T52_1" style:family="text">
      <style:text-properties fo:background-color="#f8f8f8" style:font-name="Consolas" style:font-name-asian="Consolas" style:font-name-complex="Consolas"/>
    </style:style>
    <style:style style:name="T52_2" style:family="text">
      <style:text-properties fo:background-color="#f8f8f8" fo:color="#4070a0" style:font-name="Consolas" style:font-name-asian="Consolas" style:font-name-complex="Consolas"/>
    </style:style>
    <style:style style:name="T52_3" style:family="text">
      <style:text-properties fo:background-color="#f8f8f8" fo:color="#007020" style:font-name="Consolas" style:font-name-asian="Consolas" style:font-name-complex="Consolas" fo:font-weight="bold" style:font-weight-asian="bold" style:font-weight-complex="bold"/>
    </style:style>
    <style:style style:name="T52_4" style:family="text">
      <style:text-properties fo:background-color="#f8f8f8" style:font-name="Consolas" style:font-name-asian="Consolas" style:font-name-complex="Consolas"/>
    </style:style>
    <style:style style:name="T52_5" style:family="text">
      <style:text-properties fo:background-color="#f8f8f8" fo:color="#007020" style:font-name="Consolas" style:font-name-asian="Consolas" style:font-name-complex="Consolas" fo:font-weight="bold" style:font-weight-asian="bold" style:font-weight-complex="bold"/>
    </style:style>
    <style:style style:name="T52_6" style:family="text">
      <style:text-properties fo:background-color="#f8f8f8" style:font-name="Consolas" style:font-name-asian="Consolas" style:font-name-complex="Consolas"/>
    </style:style>
    <style:style style:name="T52_7" style:family="text">
      <style:text-properties fo:background-color="#f8f8f8" fo:color="#4070a0" style:font-name="Consolas" style:font-name-asian="Consolas" style:font-name-complex="Consolas"/>
    </style:style>
    <style:style style:name="T52_8" style:family="text">
      <style:text-properties fo:background-color="#f8f8f8" fo:color="#4070a0" style:font-name="Consolas" style:font-name-asian="Consolas" style:font-name-complex="Consolas"/>
    </style:style>
    <style:style style:name="T52_9" style:family="text">
      <style:text-properties fo:background-color="#f8f8f8" fo:color="#4070a0" style:font-name="Consolas" style:font-name-asian="Consolas" style:font-name-complex="Consolas"/>
    </style:style>
    <style:style style:name="T52_10" style:family="text">
      <style:text-properties fo:background-color="#f8f8f8" fo:color="#4070a0" style:font-name="Consolas" style:font-name-asian="Consolas" style:font-name-complex="Consolas"/>
    </style:style>
    <style:style style:name="T52_11" style:family="text">
      <style:text-properties fo:background-color="#f8f8f8" fo:color="#4070a0" style:font-name="Consolas" style:font-name-asian="Consolas" style:font-name-complex="Consolas"/>
    </style:style>
    <style:style style:name="T52_12" style:family="text">
      <style:text-properties fo:background-color="#f8f8f8" fo:color="#4070a0" style:font-name="Consolas" style:font-name-asian="Consolas" style:font-name-complex="Consolas"/>
    </style:style>
    <style:style style:name="T52_13" style:family="text">
      <style:text-properties fo:background-color="#f8f8f8" fo:color="#4070a0" style:font-name="Consolas" style:font-name-asian="Consolas" style:font-name-complex="Consolas"/>
    </style:style>
    <style:style style:name="T52_14" style:family="text">
      <style:text-properties fo:background-color="#f8f8f8" style:font-name="Consolas" style:font-name-asian="Consolas" style:font-name-complex="Consolas"/>
    </style:style>
    <style:style style:name="T52_15" style:family="text">
      <style:text-properties fo:background-color="#f8f8f8" style:font-name="Consolas" style:font-name-asian="Consolas" style:font-name-complex="Consolas"/>
    </style:style>
    <style:style style:name="T52_16" style:family="text">
      <style:text-properties fo:background-color="#f8f8f8" style:font-name="Consolas" style:font-name-asian="Consolas" style:font-name-complex="Consolas"/>
    </style:style>
    <style:style style:name="T52_17" style:family="text">
      <style:text-properties fo:background-color="#f8f8f8" style:font-name="Consolas" style:font-name-asian="Consolas" style:font-name-complex="Consolas"/>
    </style:style>
    <style:style style:name="T52_18" style:family="text">
      <style:text-properties fo:background-color="#f8f8f8" style:font-name="Consolas" style:font-name-asian="Consolas" style:font-name-complex="Consolas"/>
    </style:style>
    <style:style style:name="T52_19" style:family="text">
      <style:text-properties fo:background-color="#f8f8f8" fo:color="#4070a0" style:font-name="Consolas" style:font-name-asian="Consolas" style:font-name-complex="Consolas"/>
    </style:style>
    <style:style style:name="T52_20" style:family="text">
      <style:text-properties fo:background-color="#f8f8f8" fo:color="#4070a0" style:font-name="Consolas" style:font-name-asian="Consolas" style:font-name-complex="Consolas"/>
    </style:style>
    <style:style style:name="T52_21" style:family="text">
      <style:text-properties fo:background-color="#f8f8f8" fo:color="#4070a0" style:font-name="Consolas" style:font-name-asian="Consolas" style:font-name-complex="Consolas"/>
    </style:style>
    <style:style style:name="T52_22" style:family="text">
      <style:text-properties fo:background-color="#f8f8f8" style:font-name="Consolas" style:font-name-asian="Consolas" style:font-name-complex="Consolas"/>
    </style:style>
    <style:style style:name="T52_23" style:family="text">
      <style:text-properties fo:background-color="#f8f8f8" fo:color="#4070a0" style:font-name="Consolas" style:font-name-asian="Consolas" style:font-name-complex="Consolas"/>
    </style:style>
    <style:style style:name="T52_24" style:family="text">
      <style:text-properties fo:background-color="#f8f8f8" fo:color="#40a070" style:font-name="Consolas" style:font-name-asian="Consolas" style:font-name-complex="Consolas"/>
    </style:style>
    <style:style style:name="T52_25" style:family="text">
      <style:text-properties fo:background-color="#f8f8f8" style:font-name="Consolas" style:font-name-asian="Consolas" style:font-name-complex="Consolas"/>
    </style:style>
    <style:style style:name="P53" style:family="paragraph" style:parent-style-name="Standard">
      <style:paragraph-properties fo:break-before="auto" fo:line-height="100%" style:writing-mode="lr-tb"/>
    </style:style>
    <style:style style:name="T53_1" style:family="text">
      <style:text-properties fo:background-color="#f8f8f8" style:font-name="Consolas" style:font-name-asian="Consolas" style:font-name-complex="Consolas"/>
    </style:style>
    <style:style style:name="P54" style:family="paragraph" style:parent-style-name="Standard">
      <style:paragraph-properties fo:break-before="auto" fo:line-height="100%" style:writing-mode="lr-tb"/>
      <style:text-properties fo:background-color="#f8f8f8" style:font-name="Consolas" style:font-name-asian="Consolas" style:font-name-complex="Consolas"/>
    </style:style>
    <style:style style:name="P55" style:family="paragraph" style:parent-style-name="Standard">
      <style:paragraph-properties fo:break-before="auto" fo:line-height="100%" style:writing-mode="lr-tb"/>
    </style:style>
    <style:style style:name="T55_1" style:family="text">
      <style:text-properties fo:background-color="#f8f8f8" style:font-name="Consolas" style:font-name-asian="Consolas" style:font-name-complex="Consolas"/>
    </style:style>
    <style:style style:name="T55_2" style:family="text">
      <style:text-properties fo:background-color="#f8f8f8" style:font-name="Consolas" style:font-name-asian="Consolas" style:font-name-complex="Consolas"/>
    </style:style>
    <style:style style:name="T55_3" style:family="text">
      <style:text-properties fo:background-color="#f8f8f8" fo:color="#4070a0" style:font-name="Consolas" style:font-name-asian="Consolas" style:font-name-complex="Consolas"/>
    </style:style>
    <style:style style:name="T55_4" style:family="text">
      <style:text-properties fo:background-color="#f8f8f8" style:font-name="Consolas" style:font-name-asian="Consolas" style:font-name-complex="Consolas"/>
    </style:style>
    <style:style style:name="T55_5" style:family="text">
      <style:text-properties fo:background-color="#f8f8f8" style:font-name="Consolas" style:font-name-asian="Consolas" style:font-name-complex="Consolas"/>
    </style:style>
    <style:style style:name="T55_6" style:family="text">
      <style:text-properties fo:background-color="#f8f8f8" style:font-name="Consolas" style:font-name-asian="Consolas" style:font-name-complex="Consolas"/>
    </style:style>
    <style:style style:name="T55_7" style:family="text">
      <style:text-properties fo:background-color="#f8f8f8" style:font-name="Consolas" style:font-name-asian="Consolas" style:font-name-complex="Consolas"/>
    </style:style>
    <style:style style:name="P56" style:family="paragraph" style:parent-style-name="Standard">
      <style:paragraph-properties fo:break-before="auto" fo:line-height="100%" style:writing-mode="lr-tb"/>
    </style:style>
    <style:style style:name="T56_1" style:family="text">
      <style:text-properties fo:background-color="#f8f8f8" fo:color="#4070a0" style:font-name="Consolas" style:font-name-asian="Consolas" style:font-name-complex="Consolas"/>
    </style:style>
    <style:style style:name="T56_2" style:family="text">
      <style:text-properties fo:background-color="#f8f8f8" fo:color="#4070a0" style:font-name="Consolas" style:font-name-asian="Consolas" style:font-name-complex="Consolas"/>
    </style:style>
    <style:style style:name="T56_3" style:family="text">
      <style:text-properties fo:background-color="#f8f8f8" fo:color="#4070a0" style:font-name="Consolas" style:font-name-asian="Consolas" style:font-name-complex="Consolas"/>
    </style:style>
    <style:style style:name="T56_4" style:family="text">
      <style:text-properties fo:background-color="#f8f8f8" style:font-name="Consolas" style:font-name-asian="Consolas" style:font-name-complex="Consolas"/>
    </style:style>
    <style:style style:name="T56_5" style:family="text">
      <style:text-properties fo:background-color="#f8f8f8" style:font-name="Consolas" style:font-name-asian="Consolas" style:font-name-complex="Consolas"/>
    </style:style>
    <style:style style:name="T56_6" style:family="text">
      <style:text-properties fo:background-color="#f8f8f8" style:font-name="Consolas" style:font-name-asian="Consolas" style:font-name-complex="Consolas"/>
    </style:style>
    <style:style style:name="T56_7" style:family="text">
      <style:text-properties fo:background-color="#f8f8f8" fo:color="#4070a0" style:font-name="Consolas" style:font-name-asian="Consolas" style:font-name-complex="Consolas"/>
    </style:style>
    <style:style style:name="T56_8" style:family="text">
      <style:text-properties fo:background-color="#f8f8f8" fo:color="#007020" style:font-name="Consolas" style:font-name-asian="Consolas" style:font-name-complex="Consolas" fo:font-weight="bold" style:font-weight-asian="bold" style:font-weight-complex="bold"/>
    </style:style>
    <style:style style:name="T56_9" style:family="text">
      <style:text-properties fo:background-color="#f8f8f8" style:font-name="Consolas" style:font-name-asian="Consolas" style:font-name-complex="Consolas"/>
    </style:style>
    <style:style style:name="T56_10" style:family="text">
      <style:text-properties fo:background-color="#f8f8f8" style:font-name="Consolas" style:font-name-asian="Consolas" style:font-name-complex="Consolas"/>
    </style:style>
    <style:style style:name="T56_11" style:family="text">
      <style:text-properties fo:background-color="#f8f8f8" style:font-name="Consolas" style:font-name-asian="Consolas" style:font-name-complex="Consolas"/>
    </style:style>
    <style:style style:name="T56_12" style:family="text">
      <style:text-properties fo:background-color="#f8f8f8" style:font-name="Consolas" style:font-name-asian="Consolas" style:font-name-complex="Consolas"/>
    </style:style>
    <style:style style:name="T56_13" style:family="text">
      <style:text-properties fo:background-color="#f8f8f8" style:font-name="Consolas" style:font-name-asian="Consolas" style:font-name-complex="Consolas"/>
    </style:style>
    <style:style style:name="P57" style:family="paragraph" style:parent-style-name="Standard">
      <style:paragraph-properties fo:break-before="auto" fo:line-height="100%" style:writing-mode="lr-tb"/>
    </style:style>
    <style:style style:name="T57_1" style:family="text">
      <style:text-properties fo:background-color="#f8f8f8" fo:color="#007020" style:font-name="Consolas" style:font-name-asian="Consolas" style:font-name-complex="Consolas" fo:font-weight="bold" style:font-weight-asian="bold" style:font-weight-complex="bold"/>
    </style:style>
    <style:style style:name="T57_2" style:family="text">
      <style:text-properties fo:background-color="#f8f8f8" style:font-name="Consolas" style:font-name-asian="Consolas" style:font-name-complex="Consolas"/>
    </style:style>
    <style:style style:name="T57_3" style:family="text">
      <style:text-properties fo:background-color="#f8f8f8" fo:color="#007020" style:font-name="Consolas" style:font-name-asian="Consolas" style:font-name-complex="Consolas" fo:font-weight="bold" style:font-weight-asian="bold" style:font-weight-complex="bold"/>
    </style:style>
    <style:style style:name="T57_4" style:family="text">
      <style:text-properties fo:background-color="#f8f8f8" style:font-name="Consolas" style:font-name-asian="Consolas" style:font-name-complex="Consolas"/>
    </style:style>
    <style:style style:name="T57_5" style:family="text">
      <style:text-properties fo:background-color="#f8f8f8" fo:color="#4070a0" style:font-name="Consolas" style:font-name-asian="Consolas" style:font-name-complex="Consolas"/>
    </style:style>
    <style:style style:name="T57_6" style:family="text">
      <style:text-properties fo:background-color="#f8f8f8" fo:color="#4070a0" style:font-name="Consolas" style:font-name-asian="Consolas" style:font-name-complex="Consolas"/>
    </style:style>
    <style:style style:name="T57_7" style:family="text">
      <style:text-properties fo:background-color="#f8f8f8" fo:color="#4070a0" style:font-name="Consolas" style:font-name-asian="Consolas" style:font-name-complex="Consolas"/>
    </style:style>
    <style:style style:name="T57_8" style:family="text">
      <style:text-properties fo:background-color="#f8f8f8" style:font-name="Consolas" style:font-name-asian="Consolas" style:font-name-complex="Consolas"/>
    </style:style>
    <style:style style:name="T57_9" style:family="text">
      <style:text-properties fo:background-color="#f8f8f8" style:font-name="Consolas" style:font-name-asian="Consolas" style:font-name-complex="Consolas"/>
    </style:style>
    <style:style style:name="T57_10" style:family="text">
      <style:text-properties fo:background-color="#f8f8f8" style:font-name="Consolas" style:font-name-asian="Consolas" style:font-name-complex="Consolas"/>
    </style:style>
    <style:style style:name="T57_11" style:family="text">
      <style:text-properties fo:background-color="#f8f8f8" style:font-name="Consolas" style:font-name-asian="Consolas" style:font-name-complex="Consolas"/>
    </style:style>
    <style:style style:name="T57_12" style:family="text">
      <style:text-properties fo:background-color="#f8f8f8" style:font-name="Consolas" style:font-name-asian="Consolas" style:font-name-complex="Consolas"/>
    </style:style>
    <style:style style:name="T57_13" style:family="text">
      <style:text-properties fo:background-color="#f8f8f8" fo:color="#4070a0" style:font-name="Consolas" style:font-name-asian="Consolas" style:font-name-complex="Consolas"/>
    </style:style>
    <style:style style:name="T57_14" style:family="text">
      <style:text-properties fo:background-color="#f8f8f8" fo:color="#4070a0" style:font-name="Consolas" style:font-name-asian="Consolas" style:font-name-complex="Consolas"/>
    </style:style>
    <style:style style:name="T57_15" style:family="text">
      <style:text-properties fo:background-color="#f8f8f8" fo:color="#4070a0" style:font-name="Consolas" style:font-name-asian="Consolas" style:font-name-complex="Consolas"/>
    </style:style>
    <style:style style:name="T57_16" style:family="text">
      <style:text-properties fo:background-color="#f8f8f8" style:font-name="Consolas" style:font-name-asian="Consolas" style:font-name-complex="Consolas"/>
    </style:style>
    <style:style style:name="T57_17" style:family="text">
      <style:text-properties fo:background-color="#f8f8f8" fo:color="#4070a0" style:font-name="Consolas" style:font-name-asian="Consolas" style:font-name-complex="Consolas"/>
    </style:style>
    <style:style style:name="T57_18" style:family="text">
      <style:text-properties fo:background-color="#f8f8f8" fo:color="#40a070" style:font-name="Consolas" style:font-name-asian="Consolas" style:font-name-complex="Consolas"/>
    </style:style>
    <style:style style:name="P58" style:family="paragraph" style:parent-style-name="Standard">
      <style:paragraph-properties fo:break-before="auto" fo:line-height="100%" style:writing-mode="lr-tb"/>
      <style:text-properties fo:background-color="#f8f8f8" fo:color="#40a070" style:font-name="Consolas" style:font-name-asian="Consolas" style:font-name-complex="Consolas"/>
    </style:style>
    <style:style style:name="P59" style:family="paragraph" style:parent-style-name="Standard">
      <style:paragraph-properties fo:break-before="auto" fo:line-height="100%" style:writing-mode="lr-tb"/>
    </style:style>
    <style:style style:name="T59_1" style:family="text">
      <style:text-properties fo:background-color="#f8f8f8" style:font-name="Consolas" style:font-name-asian="Consolas" style:font-name-complex="Consolas"/>
    </style:style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</office:automatic-styles>
  <office:body>
    <office:text>
      <text:p text:style-name="P1"><text:span text:style-name="T1_1"><text:tab/><text:s/><text:tab/><text:s/><text:tab/></text:span></text:p>
      <text:p text:style-name="P2"><text:span text:style-name="T2_1">Neeraj</text:span><text:span text:style-name="T2_2"><text:s/></text:span><text:span text:style-name="T2_3">Asthana</text:span></text:p>
      <text:p text:style-name="P3"><text:span text:style-name="T3_1">nasthan</text:span><text:span text:style-name="T3_2">2</text:span></text:p>
      <text:p text:style-name="P4"><text:span text:style-name="T4_1">2/12/2016</text:span></text:p>
      <text:p text:style-name="P5"><text:span text:style-name="T5_1">Stat</text:span><text:span text:style-name="T5_2"><text:s/>480<text:s/></text:span><text:span text:style-name="T5_3">Homework</text:span><text:span text:style-name="T5_4"><text:s/>4</text:span></text:p>
      <text:p text:style-name="P6"/>
      <text:p text:style-name="P7"><text:span text:style-name="T7_1">*</text:span><text:span text:style-name="T7_2">Most</text:span><text:span text:style-name="T7_3"><text:s/></text:span><text:span text:style-name="T7_4">of</text:span><text:span text:style-name="T7_5"><text:s/></text:span><text:span text:style-name="T7_6">the</text:span><text:span text:style-name="T7_7"><text:s/></text:span><text:span text:style-name="T7_8">code</text:span><text:span text:style-name="T7_9"><text:s/></text:span><text:span text:style-name="T7_10">was</text:span><text:span text:style-name="T7_11"><text:s/></text:span><text:span text:style-name="T7_12">taken</text:span><text:span text:style-name="T7_13"><text:s/></text:span><text:span text:style-name="T7_14">and</text:span><text:span text:style-name="T7_15"><text:s/></text:span><text:span text:style-name="T7_16">modified</text:span><text:span text:style-name="T7_17"><text:s/></text:span><text:span text:style-name="T7_18">from</text:span><text:span text:style-name="T7_19"><text:s/></text:span><text:span text:style-name="T7_20">code</text:span><text:span text:style-name="T7_21"><text:s/></text:span><text:span text:style-name="T7_22">demonstrated</text:span><text:span text:style-name="T7_23"><text:s/></text:span><text:span text:style-name="T7_24">in</text:span><text:span text:style-name="T7_25"><text:s/></text:span><text:span text:style-name="T7_26">class</text:span></text:p>
      <text:p text:style-name="P8"/>
      <text:p text:style-name="P9"><text:span text:style-name="T9_1">Question</text:span><text:span text:style-name="T9_2"><text:s/>8</text:span></text:p>
      <text:p text:style-name="P10"><text:span text:style-name="T10_1">The</text:span><text:span text:style-name="T10_2"><text:s/></text:span><text:span text:style-name="T10_3">alternative</text:span><text:span text:style-name="T10_4"><text:s/></text:span><text:span text:style-name="T10_5">mathematical</text:span><text:span text:style-name="T10_6"><text:s/></text:span><text:span text:style-name="T10_7">expression</text:span><text:span text:style-name="T10_8"><text:s/></text:span><text:span text:style-name="T10_9">I</text:span><text:span text:style-name="T10_10"><text:s/></text:span><text:span text:style-name="T10_11">chose</text:span><text:span text:style-name="T10_12"><text:s/></text:span><text:span text:style-name="T10_13">to</text:span><text:span text:style-name="T10_14"><text:s/></text:span><text:span text:style-name="T10_15">use</text:span><text:span text:style-name="T10_16"><text:s/></text:span><text:span text:style-name="T10_17">was</text:span><text:span text:style-name="T10_18">:<text:s/></text:span><draw:frame svg:x="0cm" svg:y="0cm" svg:width="17.939cm" svg:height="1.27cm" draw:style-name="FR1" text:anchor-type="as-char" draw:z-index="0"><draw:image xlink:href="Pictures/image1.png" xlink:type="simple" xlink:show="embed" xlink:actuate="onLoad"/></draw:frame></text:p>
      <text:p text:style-name="P11"/>
      <text:p text:style-name="P12"><text:span text:style-name="T12_1">This</text:span><text:span text:style-name="T12_2"><text:s/></text:span><text:span text:style-name="T12_3">new</text:span><text:span text:style-name="T12_4"><text:s/></text:span><text:span text:style-name="T12_5">method</text:span><text:span text:style-name="T12_6"><text:s/></text:span><text:span text:style-name="T12_7">is</text:span><text:span text:style-name="T12_8"><text:s/></text:span><text:span text:style-name="T12_9">defined</text:span><text:span text:style-name="T12_10"><text:s/></text:span><text:span text:style-name="T12_11">by</text:span><text:span text:style-name="T12_12"><text:s/></text:span><text:span text:style-name="T12_13">the</text:span><text:span text:style-name="T12_14"><text:s/></text:span><text:span text:style-name="T12_15">functions</text:span><text:span text:style-name="T12_16"><text:s/>“</text:span><text:span text:style-name="T12_17">cmoputeFreqs</text:span><text:span text:style-name="T12_18">2”<text:s/></text:span><text:span text:style-name="T12_19">and</text:span><text:span text:style-name="T12_20"><text:s/>“</text:span><text:span text:style-name="T12_21">computeMsgLLR</text:span><text:span text:style-name="T12_22">2”<text:s/></text:span><text:span text:style-name="T12_23">in</text:span><text:span text:style-name="T12_24"><text:s/></text:span><text:span text:style-name="T12_25">the</text:span><text:span text:style-name="T12_26"><text:s/></text:span><text:span text:style-name="T12_27">code</text:span><text:span text:style-name="T12_28">.<text:s/></text:span><text:span text:style-name="T12_29">By</text:span><text:span text:style-name="T12_30"><text:s/></text:span><text:span text:style-name="T12_31">using</text:span><text:span text:style-name="T12_32"><text:s/></text:span><text:span text:style-name="T12_33">this</text:span><text:span text:style-name="T12_34"><text:s/></text:span><text:span text:style-name="T12_35">method</text:span><text:span text:style-name="T12_36">,<text:s/></text:span><text:span text:style-name="T12_37">the</text:span><text:span text:style-name="T12_38"><text:s/></text:span><text:span text:style-name="T12_39">total</text:span><text:span text:style-name="T12_40"><text:s/></text:span><text:span text:style-name="T12_41">accuracy</text:span><text:span text:style-name="T12_42"><text:s/></text:span><text:span text:style-name="T12_43">dropped</text:span><text:span text:style-name="T12_44"><text:s/></text:span><text:span text:style-name="T12_45">from</text:span><text:span text:style-name="T12_46"><text:s/>.93967<text:s/></text:span><text:span text:style-name="T12_47">to</text:span><text:span text:style-name="T12_48"><text:s/>.873556.<text:s/></text:span><text:span text:style-name="T12_49">Additionally</text:span><text:span text:style-name="T12_50">,<text:s/></text:span><text:span text:style-name="T12_51">using</text:span><text:span text:style-name="T12_52"><text:s/></text:span><text:span text:style-name="T12_53">system</text:span><text:span text:style-name="T12_54">.</text:span><text:span text:style-name="T12_55">time</text:span><text:span text:style-name="T12_56">(),<text:s/></text:span><text:span text:style-name="T12_57">the</text:span><text:span text:style-name="T12_58"><text:s/></text:span><text:span text:style-name="T12_59">original</text:span><text:span text:style-name="T12_60"><text:s/></text:span><text:span text:style-name="T12_61">function</text:span><text:span text:style-name="T12_62"><text:s/>(</text:span><text:span text:style-name="T12_63">computeMsgLLR</text:span><text:span text:style-name="T12_64">)<text:s/></text:span><text:span text:style-name="T12_65">took</text:span><text:span text:style-name="T12_66"><text:s/></text:span><text:span text:style-name="T12_67">around</text:span><text:span text:style-name="T12_68"><text:s/>125<text:s/></text:span><text:span text:style-name="T12_69">seconds</text:span><text:span text:style-name="T12_70">,<text:s/></text:span><text:span text:style-name="T12_71">while</text:span><text:span text:style-name="T12_72"><text:s/></text:span><text:span text:style-name="T12_73">the</text:span><text:span text:style-name="T12_74"><text:s/></text:span><text:span text:style-name="T12_75">new</text:span><text:span text:style-name="T12_76"><text:s/></text:span><text:span text:style-name="T12_77">method</text:span><text:span text:style-name="T12_78"><text:s/></text:span><text:span text:style-name="T12_79">that</text:span><text:span text:style-name="T12_80"><text:s/></text:span><text:span text:style-name="T12_81">I</text:span><text:span text:style-name="T12_82"><text:s/></text:span><text:span text:style-name="T12_83">defined</text:span><text:span text:style-name="T12_84"><text:s/>(</text:span><text:span text:style-name="T12_85">computeMsgLLR</text:span><text:span text:style-name="T12_86">2)<text:s/></text:span><text:span text:style-name="T12_87">took</text:span><text:span text:style-name="T12_88"><text:s/></text:span><text:span text:style-name="T12_89">around</text:span><text:span text:style-name="T12_90"><text:s/>140<text:s/></text:span><text:span text:style-name="T12_91">seconds</text:span><text:span text:style-name="T12_92">,<text:s/></text:span><text:span text:style-name="T12_93">adding</text:span><text:span text:style-name="T12_94"><text:s/>15<text:s/></text:span><text:span text:style-name="T12_95">more</text:span><text:span text:style-name="T12_96"><text:s/></text:span><text:span text:style-name="T12_97">seconds</text:span><text:span text:style-name="T12_98"><text:s/></text:span><text:span text:style-name="T12_99">to</text:span><text:span text:style-name="T12_100"><text:s/></text:span><text:span text:style-name="T12_101">the</text:span><text:span text:style-name="T12_102"><text:s/></text:span><text:span text:style-name="T12_103">computation</text:span><text:span text:style-name="T12_104"><text:s/></text:span><text:span text:style-name="T12_105">time</text:span><text:span text:style-name="T12_106">.<text:s/></text:span></text:p>
      <text:p text:style-name="P13"/>
      <text:p text:style-name="P14"><text:span text:style-name="T14_1">Question</text:span><text:span text:style-name="T14_2"><text:s/>9</text:span></text:p>
      <text:p text:style-name="P15"><text:span text:style-name="T15_1">In</text:span><text:span text:style-name="T15_2"><text:s/></text:span><text:span text:style-name="T15_3">the</text:span><text:span text:style-name="T15_4"><text:s/></text:span><text:span text:style-name="T15_5">original</text:span><text:span text:style-name="T15_6"><text:s/></text:span><text:span text:style-name="T15_7">function</text:span><text:span text:style-name="T15_8">,<text:s/></text:span><text:span text:style-name="T15_9">computeFreqs</text:span><text:span text:style-name="T15_10">,<text:s/></text:span><text:span text:style-name="T15_11">an</text:span><text:span text:style-name="T15_12"><text:s/></text:span><text:span text:style-name="T15_13">error</text:span><text:span text:style-name="T15_14"><text:s/></text:span><text:span text:style-name="T15_15">is</text:span><text:span text:style-name="T15_16"><text:s/></text:span><text:span text:style-name="T15_17">caused</text:span><text:span text:style-name="T15_18"><text:s/></text:span><text:span text:style-name="T15_19">because</text:span><text:span text:style-name="T15_20"><text:s/></text:span><text:span text:style-name="T15_21">inside</text:span><text:span text:style-name="T15_22"><text:s/></text:span><text:span text:style-name="T15_23">the</text:span><text:span text:style-name="T15_24"><text:s/></text:span><text:span text:style-name="T15_25">function</text:span><text:span text:style-name="T15_26">,<text:s/></text:span><text:span text:style-name="T15_27">wordTable</text:span><text:span text:style-name="T15_28"><text:s/></text:span><text:span text:style-name="T15_29">is</text:span><text:span text:style-name="T15_30"><text:s/></text:span><text:span text:style-name="T15_31">defined</text:span><text:span text:style-name="T15_32"><text:s/></text:span><text:span text:style-name="T15_33">to</text:span><text:span text:style-name="T15_34"><text:s/></text:span><text:span text:style-name="T15_35">be</text:span><text:span text:style-name="T15_36"><text:s/></text:span><text:span text:style-name="T15_37">a</text:span><text:span text:style-name="T15_38"><text:s/></text:span><text:span text:style-name="T15_39">matrix</text:span><text:span text:style-name="T15_40"><text:s/></text:span><text:span text:style-name="T15_41">with</text:span><text:span text:style-name="T15_42"><text:s/></text:span><text:span text:style-name="T15_43">the</text:span><text:span text:style-name="T15_44"><text:s/></text:span><text:span text:style-name="T15_45">number</text:span><text:span text:style-name="T15_46"><text:s/></text:span><text:span text:style-name="T15_47">of</text:span><text:span text:style-name="T15_48"><text:s/></text:span><text:span text:style-name="T15_49">columns</text:span><text:span text:style-name="T15_50"><text:s/></text:span><text:span text:style-name="T15_51">equal</text:span><text:span text:style-name="T15_52"><text:s/></text:span><text:span text:style-name="T15_53">to</text:span><text:span text:style-name="T15_54"><text:s/></text:span><text:span text:style-name="T15_55">the</text:span><text:span text:style-name="T15_56"><text:s/></text:span><text:span text:style-name="T15_57">number</text:span><text:span text:style-name="T15_58"><text:s/></text:span><text:span text:style-name="T15_59">of</text:span><text:span text:style-name="T15_60"><text:s/></text:span><text:span text:style-name="T15_61">rows</text:span><text:span text:style-name="T15_62">.<text:s/></text:span><text:span text:style-name="T15_63">Therefore</text:span><text:span text:style-name="T15_64">,<text:s/></text:span><text:span text:style-name="T15_65">if</text:span><text:span text:style-name="T15_66"><text:s/></text:span><text:span text:style-name="T15_67">when</text:span><text:span text:style-name="T15_68"><text:s/></text:span><text:span text:style-name="T15_69">we</text:span><text:span text:style-name="T15_70"><text:s/></text:span><text:span text:style-name="T15_71">attempt</text:span><text:span text:style-name="T15_72"><text:s/></text:span><text:span text:style-name="T15_73">to</text:span><text:span text:style-name="T15_74"><text:s/></text:span><text:span text:style-name="T15_75">run</text:span><text:span text:style-name="T15_76"><text:s/></text:span><text:span text:style-name="T15_77">the</text:span><text:span text:style-name="T15_78"><text:s/></text:span><text:span text:style-name="T15_79">line</text:span><text:span text:style-name="T15_80">:<text:s/>“<text:s/></text:span><text:span text:style-name="T15_81">wordTable</text:span><text:span text:style-name="T15_82">["</text:span><text:span text:style-name="T15_83">spam</text:span><text:span text:style-name="T15_84">",<text:s/></text:span><text:span text:style-name="T15_85">names</text:span><text:span text:style-name="T15_86">(</text:span><text:span text:style-name="T15_87">counts</text:span><text:span text:style-name="T15_88">.</text:span><text:span text:style-name="T15_89">spam</text:span><text:span text:style-name="T15_90">)]<text:s/>=<text:s/></text:span><text:span text:style-name="T15_91">counts</text:span><text:span text:style-name="T15_92">.</text:span><text:span text:style-name="T15_93">spam</text:span><text:span text:style-name="T15_94"><text:s/>+<text:s/>.5”<text:s/>(</text:span><text:span text:style-name="T15_95">and</text:span><text:span text:style-name="T15_96"><text:s/></text:span><text:span text:style-name="T15_97">similarly</text:span><text:span text:style-name="T15_98"><text:s/></text:span><text:span text:style-name="T15_99">for</text:span><text:span text:style-name="T15_100"><text:s/></text:span><text:span text:style-name="T15_101">ham</text:span><text:span text:style-name="T15_102">)<text:s/></text:span><text:span text:style-name="T15_103">with</text:span><text:span text:style-name="T15_104"><text:s/></text:span><text:span text:style-name="T15_105">our</text:span><text:span text:style-name="T15_106"><text:s/></text:span><text:span text:style-name="T15_107">self</text:span><text:span text:style-name="T15_108"><text:s/></text:span><text:span text:style-name="T15_109">defined</text:span><text:span text:style-name="T15_110"><text:s/></text:span><text:span text:style-name="T15_111">bow</text:span><text:span text:style-name="T15_112">,<text:s/></text:span><text:span text:style-name="T15_113">we</text:span><text:span text:style-name="T15_114"><text:s/></text:span><text:span text:style-name="T15_115">will</text:span><text:span text:style-name="T15_116"><text:s/></text:span><text:span text:style-name="T15_117">receive</text:span><text:span text:style-name="T15_118"><text:s/></text:span><text:span text:style-name="T15_119">an</text:span><text:span text:style-name="T15_120"><text:s/></text:span><text:span text:style-name="T15_121">error</text:span><text:span text:style-name="T15_122"><text:s/></text:span><text:span text:style-name="T15_123">because</text:span><text:span text:style-name="T15_124"><text:s/></text:span><text:span text:style-name="T15_125">that</text:span><text:span text:style-name="T15_126"><text:s/></text:span><text:span text:style-name="T15_127">word</text:span><text:span text:style-name="T15_128"><text:s/></text:span><text:span text:style-name="T15_129">may</text:span><text:span text:style-name="T15_130"><text:s/></text:span><text:span text:style-name="T15_131">not</text:span><text:span text:style-name="T15_132"><text:s/></text:span><text:span text:style-name="T15_133">exist</text:span><text:span text:style-name="T15_134"><text:s/></text:span><text:span text:style-name="T15_135">in</text:span><text:span text:style-name="T15_136"><text:s/></text:span><text:span text:style-name="T15_137">our</text:span><text:span text:style-name="T15_138"><text:s/></text:span><text:span text:style-name="T15_139">wordTable</text:span><text:span text:style-name="T15_140">.<text:s/></text:span><text:span text:style-name="T15_141">In</text:span><text:span text:style-name="T15_142"><text:s/></text:span><text:span text:style-name="T15_143">order</text:span><text:span text:style-name="T15_144"><text:s/></text:span><text:span text:style-name="T15_145">to</text:span><text:span text:style-name="T15_146"><text:s/></text:span><text:span text:style-name="T15_147">fix</text:span><text:span text:style-name="T15_148"><text:s/></text:span><text:span text:style-name="T15_149">this</text:span><text:span text:style-name="T15_150"><text:s/></text:span><text:span text:style-name="T15_151">problem</text:span><text:span text:style-name="T15_152">,<text:s/></text:span><text:span text:style-name="T15_153">I</text:span><text:span text:style-name="T15_154"><text:s/></text:span><text:span text:style-name="T15_155">created</text:span><text:span text:style-name="T15_156"><text:s/></text:span><text:span text:style-name="T15_157">a</text:span><text:span text:style-name="T15_158"><text:s/></text:span><text:span text:style-name="T15_159">new</text:span><text:span text:style-name="T15_160"><text:s/></text:span><text:span text:style-name="T15_161">function</text:span><text:span text:style-name="T15_162">,<text:s/></text:span><text:span text:style-name="T15_163">computeFreqs</text:span><text:span text:style-name="T15_164">3,<text:s/></text:span><text:span text:style-name="T15_165">which</text:span><text:span text:style-name="T15_166"><text:s/></text:span><text:span text:style-name="T15_167">instead</text:span><text:span text:style-name="T15_168"><text:s/></text:span><text:span text:style-name="T15_169">just</text:span><text:span text:style-name="T15_170"><text:s/></text:span><text:span text:style-name="T15_171">adds</text:span><text:span text:style-name="T15_172"><text:s/></text:span><text:span text:style-name="T15_173">the</text:span><text:span text:style-name="T15_174"><text:s/></text:span><text:span text:style-name="T15_175">counts</text:span><text:span text:style-name="T15_176"><text:s/></text:span><text:span text:style-name="T15_177">of</text:span><text:span text:style-name="T15_178"><text:s/></text:span><text:span text:style-name="T15_179">the</text:span><text:span text:style-name="T15_180"><text:s/></text:span><text:span text:style-name="T15_181">words</text:span><text:span text:style-name="T15_182"><text:s/></text:span><text:span text:style-name="T15_183">from</text:span><text:span text:style-name="T15_184"><text:s/></text:span><text:span text:style-name="T15_185">the</text:span><text:span text:style-name="T15_186"><text:s/></text:span><text:span text:style-name="T15_187">wordList</text:span><text:span text:style-name="T15_188"><text:s/></text:span><text:span text:style-name="T15_189">that</text:span><text:span text:style-name="T15_190"><text:s/></text:span><text:span text:style-name="T15_191">are</text:span><text:span text:style-name="T15_192"><text:s/></text:span><text:span text:style-name="T15_193">defined</text:span><text:span text:style-name="T15_194"><text:s/></text:span><text:span text:style-name="T15_195">in</text:span><text:span text:style-name="T15_196"><text:s/></text:span><text:span text:style-name="T15_197">the</text:span><text:span text:style-name="T15_198"><text:s/></text:span><text:span text:style-name="T15_199">bow</text:span><text:span text:style-name="T15_200">.<text:s/></text:span><text:span text:style-name="T15_201">This</text:span><text:span text:style-name="T15_202"><text:s/></text:span><text:span text:style-name="T15_203">function</text:span><text:span text:style-name="T15_204"><text:s/></text:span><text:span text:style-name="T15_205">can</text:span><text:span text:style-name="T15_206"><text:s/></text:span><text:span text:style-name="T15_207">be</text:span><text:span text:style-name="T15_208"><text:s/></text:span><text:span text:style-name="T15_209">found</text:span><text:span text:style-name="T15_210"><text:s/></text:span><text:span text:style-name="T15_211">in</text:span><text:span text:style-name="T15_212"><text:s/></text:span><text:span text:style-name="T15_213">the</text:span><text:span text:style-name="T15_214"><text:s/></text:span><text:span text:style-name="T15_215">function</text:span><text:span text:style-name="T15_216"><text:s/></text:span><text:span text:style-name="T15_217">labelled</text:span><text:span text:style-name="T15_218"><text:s/></text:span><text:span text:style-name="T15_219">computeFreqs</text:span><text:span text:style-name="T15_220">3<text:s/></text:span><text:span text:style-name="T15_221">in</text:span><text:span text:style-name="T15_222"><text:s/></text:span><text:span text:style-name="T15_223">the</text:span><text:span text:style-name="T15_224"><text:s/></text:span><text:span text:style-name="T15_225">code</text:span><text:span text:style-name="T15_226">.</text:span></text:p>
      <text:p text:style-name="P16"/>
      <text:p text:style-name="P17"><text:span text:style-name="T17_1">Question</text:span><text:span text:style-name="T17_2"><text:s/>13</text:span></text:p>
      <text:p text:style-name="P18"><text:span text:style-name="T18_1">I</text:span><text:span text:style-name="T18_2"><text:s/></text:span><text:span text:style-name="T18_3">created</text:span><text:span text:style-name="T18_4"><text:s/></text:span><text:span text:style-name="T18_5">a</text:span><text:span text:style-name="T18_6"><text:s/></text:span><text:span text:style-name="T18_7">new</text:span><text:span text:style-name="T18_8"><text:s/></text:span><text:span text:style-name="T18_9">function</text:span><text:span text:style-name="T18_10">,<text:s/></text:span><text:span text:style-name="T18_11">isYelling</text:span><text:span text:style-name="T18_12">2,<text:s/></text:span><text:span text:style-name="T18_13">defined</text:span><text:span text:style-name="T18_14"><text:s/></text:span><text:span text:style-name="T18_15">here</text:span><text:span text:style-name="T18_16"><text:s/></text:span><text:span text:style-name="T18_17">and</text:span><text:span text:style-name="T18_18"><text:s/></text:span><text:span text:style-name="T18_19">below</text:span><text:span text:style-name="T18_20"><text:s/></text:span><text:span text:style-name="T18_21">which</text:span><text:span text:style-name="T18_22"><text:s/></text:span><text:span text:style-name="T18_23">will</text:span><text:span text:style-name="T18_24"><text:s/></text:span><text:span text:style-name="T18_25">count</text:span><text:span text:style-name="T18_26"><text:s/></text:span><text:span text:style-name="T18_27">the</text:span><text:span text:style-name="T18_28"><text:s/></text:span><text:span text:style-name="T18_29">number</text:span><text:span text:style-name="T18_30"><text:s/></text:span><text:span text:style-name="T18_31">of</text:span><text:span text:style-name="T18_32"><text:s/></text:span><text:span text:style-name="T18_33">lines</text:span><text:span text:style-name="T18_34"><text:s/></text:span><text:span text:style-name="T18_35">in</text:span><text:span text:style-name="T18_36"><text:s/></text:span><text:span text:style-name="T18_37">the</text:span><text:span text:style-name="T18_38"><text:s/></text:span><text:span text:style-name="T18_39">message</text:span><text:span text:style-name="T18_40"><text:s/></text:span><text:span text:style-name="T18_41">text</text:span><text:span text:style-name="T18_42"><text:s/></text:span><text:span text:style-name="T18_43">that</text:span><text:span text:style-name="T18_44"><text:s/></text:span><text:span text:style-name="T18_45">have</text:span><text:span text:style-name="T18_46"><text:s/></text:span><text:span text:style-name="T18_47">all</text:span><text:span text:style-name="T18_48"><text:s/></text:span><text:span text:style-name="T18_49">capital</text:span><text:span text:style-name="T18_50"><text:s/></text:span><text:span text:style-name="T18_51">letters</text:span><text:span text:style-name="T18_52">.<text:s/></text:span><text:span text:style-name="T18_53">If</text:span><text:span text:style-name="T18_54"><text:s/></text:span><text:span text:style-name="T18_55">a</text:span><text:span text:style-name="T18_56"><text:s/></text:span><text:span text:style-name="T18_57">message</text:span><text:span text:style-name="T18_58">’</text:span><text:span text:style-name="T18_59">s</text:span><text:span text:style-name="T18_60"><text:s/></text:span><text:span text:style-name="T18_61">body</text:span><text:span text:style-name="T18_62"><text:s/></text:span><text:span text:style-name="T18_63">is</text:span><text:span text:style-name="T18_64"><text:s/></text:span><text:span text:style-name="T18_65">empty</text:span><text:span text:style-name="T18_66"><text:s/></text:span><text:span text:style-name="T18_67">or</text:span><text:span text:style-name="T18_68"><text:s/></text:span><text:span text:style-name="T18_69">a</text:span><text:span text:style-name="T18_70"><text:s/></text:span><text:span text:style-name="T18_71">message</text:span><text:span text:style-name="T18_72"><text:s/></text:span><text:span text:style-name="T18_73">has</text:span><text:span text:style-name="T18_74"><text:s/></text:span><text:span text:style-name="T18_75">no</text:span><text:span text:style-name="T18_76"><text:s/></text:span><text:span text:style-name="T18_77">text</text:span><text:span text:style-name="T18_78">,<text:s/></text:span><text:span text:style-name="T18_79">the</text:span><text:span text:style-name="T18_80"><text:s/></text:span><text:span text:style-name="T18_81">function</text:span><text:span text:style-name="T18_82"><text:s/></text:span><text:span text:style-name="T18_83">will</text:span><text:span text:style-name="T18_84"><text:s/></text:span><text:span text:style-name="T18_85">return</text:span><text:span text:style-name="T18_86"><text:s/></text:span><text:span text:style-name="T18_87">NA</text:span><text:span text:style-name="T18_88">.<text:s/></text:span><text:span text:style-name="T18_89">All</text:span><text:span text:style-name="T18_90"><text:s/></text:span><text:span text:style-name="T18_91">punctuation</text:span><text:span text:style-name="T18_92"><text:s/></text:span><text:span text:style-name="T18_93">is</text:span><text:span text:style-name="T18_94"><text:s/></text:span><text:span text:style-name="T18_95">removed</text:span><text:span text:style-name="T18_96"><text:s/></text:span><text:span text:style-name="T18_97">before</text:span><text:span text:style-name="T18_98"><text:s/></text:span><text:span text:style-name="T18_99">counting</text:span><text:span text:style-name="T18_100"><text:s/></text:span><text:span text:style-name="T18_101">the</text:span><text:span text:style-name="T18_102"><text:s/></text:span><text:span text:style-name="T18_103">number</text:span><text:span text:style-name="T18_104"><text:s/></text:span><text:span text:style-name="T18_105">of</text:span><text:span text:style-name="T18_106"><text:s/></text:span><text:span text:style-name="T18_107">capital</text:span><text:span text:style-name="T18_108"><text:s/></text:span><text:span text:style-name="T18_109">letters</text:span><text:span text:style-name="T18_110">.<text:s/></text:span><text:span text:style-name="T18_111">All</text:span><text:span text:style-name="T18_112"><text:s/></text:span><text:span text:style-name="T18_113">empty</text:span><text:span text:style-name="T18_114"><text:s/></text:span><text:span text:style-name="T18_115">lines</text:span><text:span text:style-name="T18_116"><text:s/></text:span><text:span text:style-name="T18_117">are</text:span><text:span text:style-name="T18_118"><text:s/></text:span><text:span text:style-name="T18_119">skipped</text:span><text:span text:style-name="T18_120"><text:s/></text:span><text:span text:style-name="T18_121">over</text:span><text:span text:style-name="T18_122"><text:s/></text:span><text:span text:style-name="T18_123">and</text:span><text:span text:style-name="T18_124"><text:s/></text:span><text:span text:style-name="T18_125">not</text:span><text:span text:style-name="T18_126"><text:s/></text:span><text:span text:style-name="T18_127">counted</text:span><text:span text:style-name="T18_128"><text:s/></text:span><text:span text:style-name="T18_129">at</text:span><text:span text:style-name="T18_130"><text:s/></text:span><text:span text:style-name="T18_131">all</text:span><text:span text:style-name="T18_132">.<text:s/></text:span><text:span text:style-name="T18_133">The</text:span><text:span text:style-name="T18_134"><text:s/></text:span><text:span text:style-name="T18_135">function</text:span><text:span text:style-name="T18_136"><text:s/></text:span><text:span text:style-name="T18_137">works</text:span><text:span text:style-name="T18_138"><text:s/></text:span><text:span text:style-name="T18_139">by</text:span><text:span text:style-name="T18_140"><text:s/></text:span><text:span text:style-name="T18_141">first</text:span><text:span text:style-name="T18_142"><text:s/></text:span><text:span text:style-name="T18_143">first</text:span><text:span text:style-name="T18_144"><text:s/></text:span><text:span text:style-name="T18_145">checking</text:span><text:span text:style-name="T18_146"><text:s/></text:span><text:span text:style-name="T18_147">if</text:span><text:span text:style-name="T18_148"><text:s/></text:span><text:span text:style-name="T18_149">the</text:span><text:span text:style-name="T18_150"><text:s/></text:span><text:span text:style-name="T18_151">body</text:span><text:span text:style-name="T18_152"><text:s/></text:span><text:span text:style-name="T18_153">of</text:span><text:span text:style-name="T18_154"><text:s/></text:span><text:span text:style-name="T18_155">a</text:span><text:span text:style-name="T18_156"><text:s/></text:span><text:span text:style-name="T18_157">message</text:span><text:span text:style-name="T18_158"><text:s/></text:span><text:span text:style-name="T18_159">exists</text:span><text:span text:style-name="T18_160"><text:s/></text:span><text:span text:style-name="T18_161">and</text:span><text:span text:style-name="T18_162"><text:s/></text:span><text:span text:style-name="T18_163">removes</text:span><text:span text:style-name="T18_164"><text:s/></text:span><text:span text:style-name="T18_165">all</text:span><text:span text:style-name="T18_166"><text:s/></text:span><text:span text:style-name="T18_167">of</text:span><text:span text:style-name="T18_168"><text:s/></text:span><text:span text:style-name="T18_169">the</text:span><text:span text:style-name="T18_170"><text:s/></text:span><text:span text:style-name="T18_171">non</text:span><text:span text:style-name="T18_172"><text:s/></text:span><text:span text:style-name="T18_173">alphabetical</text:span><text:span text:style-name="T18_174"><text:s/></text:span><text:span text:style-name="T18_175">characters</text:span><text:span text:style-name="T18_176"><text:s/></text:span><text:span text:style-name="T18_177">from</text:span><text:span text:style-name="T18_178"><text:s/></text:span><text:span text:style-name="T18_179">the</text:span><text:span text:style-name="T18_180"><text:s/></text:span><text:span text:style-name="T18_181">body</text:span><text:span text:style-name="T18_182">.<text:s/></text:span><text:span text:style-name="T18_183">It</text:span><text:span text:style-name="T18_184"><text:s/></text:span><text:span text:style-name="T18_185">will</text:span><text:span text:style-name="T18_186"><text:s/></text:span><text:span text:style-name="T18_187">then</text:span><text:span text:style-name="T18_188"><text:s/></text:span><text:span text:style-name="T18_189">remove</text:span><text:span text:style-name="T18_190"><text:s/></text:span><text:span text:style-name="T18_191">all</text:span><text:span text:style-name="T18_192"><text:s/></text:span><text:span text:style-name="T18_193">of</text:span><text:span text:style-name="T18_194"><text:s/></text:span><text:span text:style-name="T18_195">the</text:span><text:span text:style-name="T18_196"><text:s/></text:span><text:span text:style-name="T18_197">empty</text:span><text:span text:style-name="T18_198"><text:s/></text:span><text:span text:style-name="T18_199">lines</text:span><text:span text:style-name="T18_200">.<text:s/></text:span><text:span text:style-name="T18_201">Lastly</text:span><text:span text:style-name="T18_202">,<text:s/></text:span><text:span text:style-name="T18_203">the</text:span><text:span text:style-name="T18_204"><text:s/></text:span><text:span text:style-name="T18_205">function</text:span><text:span text:style-name="T18_206"><text:s/></text:span><text:span text:style-name="T18_207">will</text:span><text:span text:style-name="T18_208"><text:s/></text:span><text:span text:style-name="T18_209">remove</text:span><text:span text:style-name="T18_210"><text:s/></text:span><text:span text:style-name="T18_211">all</text:span><text:span text:style-name="T18_212"><text:s/></text:span><text:span text:style-name="T18_213">the</text:span><text:span text:style-name="T18_214"><text:s/></text:span><text:span text:style-name="T18_215">capital</text:span><text:span text:style-name="T18_216"><text:s/></text:span><text:span text:style-name="T18_217">letters</text:span><text:span text:style-name="T18_218"><text:s/></text:span><text:span text:style-name="T18_219">from</text:span><text:span text:style-name="T18_220"><text:s/></text:span><text:span text:style-name="T18_221">each</text:span><text:span text:style-name="T18_222"><text:s/></text:span><text:span text:style-name="T18_223">line</text:span><text:span text:style-name="T18_224"><text:s/></text:span><text:span text:style-name="T18_225">and</text:span><text:span text:style-name="T18_226"><text:s/></text:span><text:span text:style-name="T18_227">check</text:span><text:span text:style-name="T18_228"><text:s/></text:span><text:span text:style-name="T18_229">if</text:span><text:span text:style-name="T18_230"><text:s/></text:span><text:span text:style-name="T18_231">there</text:span><text:span text:style-name="T18_232"><text:s/></text:span><text:span text:style-name="T18_233">are</text:span><text:span text:style-name="T18_234"><text:s/></text:span><text:span text:style-name="T18_235">any</text:span><text:span text:style-name="T18_236"><text:s/></text:span><text:span text:style-name="T18_237">lines</text:span><text:span text:style-name="T18_238"><text:s/></text:span><text:span text:style-name="T18_239">with</text:span><text:span text:style-name="T18_240"><text:s/></text:span><text:span text:style-name="T18_241">no</text:span><text:span text:style-name="T18_242"><text:s/></text:span><text:span text:style-name="T18_243">characters</text:span><text:span text:style-name="T18_244"><text:s/></text:span><text:span text:style-name="T18_245">left</text:span><text:span text:style-name="T18_246">.<text:s/></text:span></text:p>
      <text:p text:style-name="P19"><text:span text:style-name="T19_1"><text:tab/><text:s/><text:tab/><text:s/><text:tab/></text:span></text:p>
      <text:p text:style-name="P20"><text:span text:style-name="T20_1">isYelling</text:span><text:span text:style-name="T20_2">2<text:s/>=</text:span><text:span text:style-name="T20_3"><text:s/></text:span><text:span text:style-name="T20_4">function</text:span><text:span text:style-name="T20_5">(</text:span><text:span text:style-name="T20_6">msg</text:span><text:span text:style-name="T20_7">)<text:s/>{</text:span></text:p>
      <text:p text:style-name="P21"><text:span text:style-name="T21_1">body</text:span><text:span text:style-name="T21_2"><text:s/>=</text:span><text:span text:style-name="T21_3"><text:s/></text:span><text:span text:style-name="T21_4">msg</text:span><text:span text:style-name="T21_5">$</text:span><text:span text:style-name="T21_6">body</text:span></text:p>
      <text:p text:style-name="P22"><text:span text:style-name="T22_1">if</text:span><text:span text:style-name="T22_2"><text:s/>(</text:span><text:span text:style-name="T22_3">length</text:span><text:span text:style-name="T22_4">(</text:span><text:span text:style-name="T22_5">body</text:span><text:span text:style-name="T22_6">)<text:s/>&gt;</text:span><text:span text:style-name="T22_7"><text:s/></text:span><text:span text:style-name="T22_8">0</text:span><text:span text:style-name="T22_9">)<text:s/>{</text:span></text:p>
      <text:p text:style-name="P23"><text:span text:style-name="T23_1">#<text:s/></text:span><text:span text:style-name="T23_2">if</text:span><text:span text:style-name="T23_3"><text:s/></text:span><text:span text:style-name="T23_4">body</text:span><text:span text:style-name="T23_5"><text:s/></text:span><text:span text:style-name="T23_6">exists</text:span><text:span text:style-name="T23_7">,<text:s/></text:span><text:span text:style-name="T23_8">remove</text:span><text:span text:style-name="T23_9"><text:s/></text:span><text:span text:style-name="T23_10">non</text:span><text:span text:style-name="T23_11">-</text:span><text:span text:style-name="T23_12">alpha</text:span><text:span text:style-name="T23_13"><text:s/></text:span><text:span text:style-name="T23_14">characters</text:span></text:p>
      <text:p text:style-name="P24"><text:span text:style-name="T24_1">lines</text:span><text:span text:style-name="T24_2"><text:s/>=</text:span><text:span text:style-name="T24_3"><text:s/></text:span><text:span text:style-name="T24_4">gsub</text:span><text:span text:style-name="T24_5">(</text:span><text:span text:style-name="T24_6">"[^[:</text:span><text:span text:style-name="T24_7">alpha</text:span><text:span text:style-name="T24_8">:]]"</text:span><text:span text:style-name="T24_9">,<text:s/></text:span><text:span text:style-name="T24_10">""</text:span><text:span text:style-name="T24_11">,<text:s/></text:span><text:span text:style-name="T24_12">body</text:span><text:span text:style-name="T24_13">)</text:span></text:p>
      <text:p text:style-name="P25"/>
      <text:p text:style-name="P26"><text:span text:style-name="T26_1">#</text:span><text:span text:style-name="T26_2">removes</text:span><text:span text:style-name="T26_3"><text:s/></text:span><text:span text:style-name="T26_4">all</text:span><text:span text:style-name="T26_5"><text:s/></text:span><text:span text:style-name="T26_6">empty</text:span><text:span text:style-name="T26_7"><text:s/></text:span><text:span text:style-name="T26_8">lines</text:span></text:p>
      <text:p text:style-name="P27"><text:span text:style-name="T27_1">lines</text:span><text:span text:style-name="T27_2"><text:s/>=</text:span><text:span text:style-name="T27_3"><text:s/></text:span><text:span text:style-name="T27_4">lines</text:span><text:span text:style-name="T27_5">[</text:span><text:span text:style-name="T27_6">nchar</text:span><text:span text:style-name="T27_7">(</text:span><text:span text:style-name="T27_8">lines</text:span><text:span text:style-name="T27_9">)<text:s/>&gt;</text:span><text:span text:style-name="T27_10"><text:s/></text:span><text:span text:style-name="T27_11">0</text:span><text:span text:style-name="T27_12">]</text:span></text:p>
      <text:p text:style-name="P28"/>
      <text:p text:style-name="P29"><text:span text:style-name="T29_1">#</text:span><text:span text:style-name="T29_2">delete</text:span><text:span text:style-name="T29_3"><text:s/></text:span><text:span text:style-name="T29_4">all</text:span><text:span text:style-name="T29_5"><text:s/></text:span><text:span text:style-name="T29_6">upper</text:span><text:span text:style-name="T29_7"><text:s/></text:span><text:span text:style-name="T29_8">case</text:span><text:span text:style-name="T29_9"><text:s/></text:span><text:span text:style-name="T29_10">characters</text:span></text:p>
      <text:p text:style-name="P30"><text:span text:style-name="T30_1">lowercaselines</text:span><text:span text:style-name="T30_2"><text:s/>=</text:span><text:span text:style-name="T30_3"><text:s/></text:span><text:span text:style-name="T30_4">gsub</text:span><text:span text:style-name="T30_5">(</text:span><text:span text:style-name="T30_6">"[</text:span><text:span text:style-name="T30_7">A</text:span><text:span text:style-name="T30_8">-</text:span><text:span text:style-name="T30_9">Z</text:span><text:span text:style-name="T30_10">]"</text:span><text:span text:style-name="T30_11">,<text:s/></text:span><text:span text:style-name="T30_12">""</text:span><text:span text:style-name="T30_13">,<text:s/></text:span><text:span text:style-name="T30_14">lines</text:span><text:span text:style-name="T30_15">)</text:span></text:p>
      <text:p text:style-name="P31"/>
      <text:p text:style-name="P32"><text:span text:style-name="T32_1">#</text:span><text:span text:style-name="T32_2">count</text:span><text:span text:style-name="T32_3"><text:s/></text:span><text:span text:style-name="T32_4">number</text:span><text:span text:style-name="T32_5"><text:s/></text:span><text:span text:style-name="T32_6">of</text:span><text:span text:style-name="T32_7"><text:s/></text:span><text:span text:style-name="T32_8">lines</text:span><text:span text:style-name="T32_9"><text:s/></text:span><text:span text:style-name="T32_10">that</text:span><text:span text:style-name="T32_11"><text:s/></text:span><text:span text:style-name="T32_12">now</text:span><text:span text:style-name="T32_13"><text:s/></text:span><text:span text:style-name="T32_14">have</text:span><text:span text:style-name="T32_15"><text:s/></text:span><text:span text:style-name="T32_16">zero</text:span><text:span text:style-name="T32_17"><text:s/></text:span><text:span text:style-name="T32_18">characters</text:span><text:span text:style-name="T32_19"><text:s/></text:span><text:span text:style-name="T32_20">and</text:span><text:span text:style-name="T32_21"><text:s/></text:span><text:span text:style-name="T32_22">return</text:span><text:span text:style-name="T32_23"><text:s/></text:span><text:span text:style-name="T32_24">that</text:span><text:span text:style-name="T32_25"><text:s/></text:span><text:span text:style-name="T32_26">value</text:span><text:span text:style-name="T32_27"><text:s/></text:span><text:span text:style-name="T32_28">as</text:span><text:span text:style-name="T32_29"><text:s/></text:span><text:span text:style-name="T32_30">the</text:span><text:span text:style-name="T32_31"><text:s/></text:span><text:span text:style-name="T32_32">result</text:span><text:span text:style-name="T32_33"><text:s/></text:span><text:span text:style-name="T32_34">of</text:span><text:span text:style-name="T32_35"><text:s/></text:span><text:span text:style-name="T32_36">the</text:span><text:span text:style-name="T32_37"><text:s/></text:span><text:span text:style-name="T32_38">function</text:span></text:p>
      <text:p text:style-name="P33"><text:span text:style-name="T33_1">count</text:span><text:span text:style-name="T33_2"><text:s/>=</text:span><text:span text:style-name="T33_3"><text:s/></text:span><text:span text:style-name="T33_4">length</text:span><text:span text:style-name="T33_5">(</text:span><text:span text:style-name="T33_6">lowercaselines</text:span><text:span text:style-name="T33_7">[</text:span><text:span text:style-name="T33_8">nchar</text:span><text:span text:style-name="T33_9">(</text:span><text:span text:style-name="T33_10">lowercaselines</text:span><text:span text:style-name="T33_11">)<text:s/>&lt;</text:span><text:span text:style-name="T33_12"><text:s/></text:span><text:span text:style-name="T33_13">1</text:span><text:span text:style-name="T33_14">])</text:span></text:p>
      <text:p text:style-name="P34"/>
      <text:p text:style-name="P35"><text:span text:style-name="T35_1">#</text:span><text:span text:style-name="T35_2">adding</text:span><text:span text:style-name="T35_3"><text:s/></text:span><text:span text:style-name="T35_4">percentages</text:span></text:p>
      <text:p text:style-name="P36"><text:span text:style-name="T36_1">percentage</text:span><text:span text:style-name="T36_2"><text:s/>=</text:span><text:span text:style-name="T36_3"><text:s/></text:span><text:span text:style-name="T36_4">count</text:span><text:span text:style-name="T36_5"><text:s/>/</text:span><text:span text:style-name="T36_6"><text:s/></text:span><text:span text:style-name="T36_7">length</text:span><text:span text:style-name="T36_8">(</text:span><text:span text:style-name="T36_9">body</text:span><text:span text:style-name="T36_10">)</text:span></text:p>
      <text:p text:style-name="P37"/>
      <text:p text:style-name="P38"><text:span text:style-name="T38_1">c</text:span><text:span text:style-name="T38_2">(</text:span><text:span text:style-name="T38_3">count</text:span><text:span text:style-name="T38_4">,<text:s/></text:span><text:span text:style-name="T38_5">percentage</text:span><text:span text:style-name="T38_6">)</text:span></text:p>
      <text:p text:style-name="P39"><text:span text:style-name="T39_1">#</text:span><text:span text:style-name="T39_2">percentage</text:span></text:p>
      <text:p text:style-name="P40"/>
      <text:p text:style-name="P41"><text:span text:style-name="T41_1">}<text:s/></text:span><text:span text:style-name="T41_2">else</text:span></text:p>
      <text:p text:style-name="P42"><text:span text:style-name="T42_1">NA</text:span></text:p>
      <text:p text:style-name="P43"><text:span text:style-name="T43_1">}</text:span></text:p>
      <text:p text:style-name="P44"/>
      <text:p text:style-name="P45"/>
      <text:p text:style-name="P46"><text:span text:style-name="T46_1">Question</text:span><text:span text:style-name="T46_2"><text:s/>14</text:span><text:span text:style-name="T46_3"><text:s/></text:span></text:p>
      <text:p text:style-name="P47"><text:span text:style-name="T47_1">(</text:span><text:span text:style-name="T47_2">This</text:span><text:span text:style-name="T47_3"><text:s/></text:span><text:span text:style-name="T47_4">is</text:span><text:span text:style-name="T47_5"><text:s/></text:span><text:span text:style-name="T47_6">a</text:span><text:span text:style-name="T47_7"><text:s/></text:span><text:span text:style-name="T47_8">graduate</text:span><text:span text:style-name="T47_9"><text:s/></text:span><text:span text:style-name="T47_10">exercise</text:span><text:span text:style-name="T47_11"><text:s/></text:span><text:span text:style-name="T47_12">that</text:span><text:span text:style-name="T47_13"><text:s/></text:span><text:span text:style-name="T47_14">I</text:span><text:span text:style-name="T47_15"><text:s/></text:span><text:span text:style-name="T47_16">do</text:span><text:span text:style-name="T47_17"><text:s/></text:span><text:span text:style-name="T47_18">not</text:span><text:span text:style-name="T47_19"><text:s/></text:span><text:span text:style-name="T47_20">have</text:span><text:span text:style-name="T47_21"><text:s/></text:span><text:span text:style-name="T47_22">to</text:span><text:span text:style-name="T47_23"><text:s/></text:span><text:span text:style-name="T47_24">complete</text:span><text:span text:style-name="T47_25">).<text:s/></text:span><text:span text:style-name="T47_26">I</text:span><text:span text:style-name="T47_27"><text:s/></text:span><text:span text:style-name="T47_28">defined</text:span><text:span text:style-name="T47_29"><text:s/>2<text:s/></text:span><text:span text:style-name="T47_30">new</text:span><text:span text:style-name="T47_31"><text:s/></text:span><text:span text:style-name="T47_32">functions</text:span><text:span text:style-name="T47_33">,<text:s/></text:span><text:span text:style-name="T47_34">isRe</text:span><text:span text:style-name="T47_35">2<text:s/>(</text:span><text:span text:style-name="T47_36">which</text:span><text:span text:style-name="T47_37"><text:s/></text:span><text:span text:style-name="T47_38">checks</text:span><text:span text:style-name="T47_39"><text:s/></text:span><text:span text:style-name="T47_40">for</text:span><text:span text:style-name="T47_41"><text:s/></text:span><text:span text:style-name="T47_42">both</text:span><text:span text:style-name="T47_43"><text:s/></text:span><text:span text:style-name="T47_44">the</text:span><text:span text:style-name="T47_45"><text:s/>“</text:span><text:span text:style-name="T47_46">Fwd</text:span><text:span text:style-name="T47_47">:<text:s/></text:span><text:span text:style-name="T47_48">Re</text:span><text:span text:style-name="T47_49">:”<text:s/></text:span><text:span text:style-name="T47_50">and</text:span><text:span text:style-name="T47_51"><text:s/>“</text:span><text:span text:style-name="T47_52">Re</text:span><text:span text:style-name="T47_53">:”<text:s/></text:span><text:span text:style-name="T47_54">structures</text:span><text:span text:style-name="T47_55"><text:s/></text:span><text:span text:style-name="T47_56">in</text:span><text:span text:style-name="T47_57"><text:s/></text:span><text:span text:style-name="T47_58">the</text:span><text:span text:style-name="T47_59"><text:s/></text:span><text:span text:style-name="T47_60">subject</text:span><text:span text:style-name="T47_61"><text:s/></text:span><text:span text:style-name="T47_62">line</text:span><text:span text:style-name="T47_63">)<text:s/></text:span><text:span text:style-name="T47_64">and</text:span><text:span text:style-name="T47_65"><text:s/></text:span><text:span text:style-name="T47_66">isRe</text:span><text:span text:style-name="T47_67">3<text:s/>(</text:span><text:span text:style-name="T47_68">which</text:span><text:span text:style-name="T47_69"><text:s/></text:span><text:span text:style-name="T47_70">checks</text:span><text:span text:style-name="T47_71"><text:s/></text:span><text:span text:style-name="T47_72">for</text:span><text:span text:style-name="T47_73"><text:s/>“</text:span><text:span text:style-name="T47_74">Re</text:span><text:span text:style-name="T47_75">:”<text:s/></text:span><text:span text:style-name="T47_76">anywhere</text:span><text:span text:style-name="T47_77"><text:s/></text:span><text:span text:style-name="T47_78">in</text:span><text:span text:style-name="T47_79"><text:s/></text:span><text:span text:style-name="T47_80">the</text:span><text:span text:style-name="T47_81"><text:s/></text:span><text:span text:style-name="T47_82">subject</text:span><text:span text:style-name="T47_83"><text:s/></text:span><text:span text:style-name="T47_84">line</text:span><text:span text:style-name="T47_85"><text:s/></text:span><text:span text:style-name="T47_86">and</text:span><text:span text:style-name="T47_87"><text:s/></text:span><text:span text:style-name="T47_88">not</text:span><text:span text:style-name="T47_89"><text:s/></text:span><text:span text:style-name="T47_90">just</text:span><text:span text:style-name="T47_91"><text:s/></text:span><text:span text:style-name="T47_92">the</text:span><text:span text:style-name="T47_93"><text:s/></text:span><text:span text:style-name="T47_94">beginning</text:span><text:span text:style-name="T47_95">).<text:s/></text:span><text:span text:style-name="T47_96">These</text:span><text:span text:style-name="T47_97"><text:s/></text:span><text:span text:style-name="T47_98">functions</text:span><text:span text:style-name="T47_99"><text:s/></text:span><text:span text:style-name="T47_100">are</text:span><text:span text:style-name="T47_101"><text:s/></text:span><text:span text:style-name="T47_102">defined</text:span><text:span text:style-name="T47_103"><text:s/></text:span><text:span text:style-name="T47_104">below</text:span><text:span text:style-name="T47_105">:</text:span></text:p>
      <text:p text:style-name="P48"><text:span text:style-name="T48_1"><text:tab/><text:s/><text:tab/><text:s/><text:tab/></text:span></text:p>
      <text:p text:style-name="P49"><text:span text:style-name="T49_1">isRe</text:span><text:span text:style-name="T49_2">2<text:s/>=</text:span><text:span text:style-name="T49_3"><text:s/></text:span><text:span text:style-name="T49_4">function</text:span><text:span text:style-name="T49_5">(</text:span><text:span text:style-name="T49_6">msg</text:span><text:span text:style-name="T49_7">)<text:s/>{</text:span></text:p>
      <text:p text:style-name="P50"><text:span text:style-name="T50_1">"</text:span><text:span text:style-name="T50_2">Subject</text:span><text:span text:style-name="T50_3">"</text:span><text:span text:style-name="T50_4"><text:s/>%</text:span><text:span text:style-name="T50_5">in</text:span><text:span text:style-name="T50_6">%</text:span><text:span text:style-name="T50_7"><text:s/></text:span><text:span text:style-name="T50_8">names</text:span><text:span text:style-name="T50_9">(</text:span><text:span text:style-name="T50_10">msg</text:span><text:span text:style-name="T50_11">$</text:span><text:span text:style-name="T50_12">header</text:span><text:span text:style-name="T50_13">)<text:s/>&amp;&amp;</text:span><text:span text:style-name="T50_14"><text:s/></text:span><text:span text:style-name="T50_15">(</text:span></text:p>
      <text:p text:style-name="P51"><text:span text:style-name="T51_1">length</text:span><text:span text:style-name="T51_2">(</text:span><text:span text:style-name="T51_3">grep</text:span><text:span text:style-name="T51_4">(</text:span><text:span text:style-name="T51_5">"^[<text:s/>\</text:span><text:span text:style-name="T51_6">t</text:span><text:span text:style-name="T51_7">]*</text:span><text:span text:style-name="T51_8">Re</text:span><text:span text:style-name="T51_9">:"</text:span><text:span text:style-name="T51_10">,<text:s/></text:span><text:span text:style-name="T51_11">msg</text:span><text:span text:style-name="T51_12">$</text:span><text:span text:style-name="T51_13">header</text:span><text:span text:style-name="T51_14">[[</text:span><text:span text:style-name="T51_15">"</text:span><text:span text:style-name="T51_16">Subject</text:span><text:span text:style-name="T51_17">"</text:span><text:span text:style-name="T51_18">]]))<text:s/>&gt;</text:span><text:span text:style-name="T51_19"><text:s/></text:span><text:span text:style-name="T51_20">0</text:span></text:p>
      <text:p text:style-name="P52"><text:span text:style-name="T52_1">||</text:span><text:span text:style-name="T52_2"><text:s/></text:span><text:span text:style-name="T52_3">length</text:span><text:span text:style-name="T52_4">(</text:span><text:span text:style-name="T52_5">grep</text:span><text:span text:style-name="T52_6">(</text:span><text:span text:style-name="T52_7">"^[<text:s/>\</text:span><text:span text:style-name="T52_8">t</text:span><text:span text:style-name="T52_9">]*</text:span><text:span text:style-name="T52_10">Fwd</text:span><text:span text:style-name="T52_11">:<text:s/></text:span><text:span text:style-name="T52_12">Re</text:span><text:span text:style-name="T52_13">:"</text:span><text:span text:style-name="T52_14">,<text:s/></text:span><text:span text:style-name="T52_15">msg</text:span><text:span text:style-name="T52_16">$</text:span><text:span text:style-name="T52_17">header</text:span><text:span text:style-name="T52_18">[[</text:span><text:span text:style-name="T52_19">"</text:span><text:span text:style-name="T52_20">Subject</text:span><text:span text:style-name="T52_21">"</text:span><text:span text:style-name="T52_22">]]))<text:s/>&gt;</text:span><text:span text:style-name="T52_23"><text:s/></text:span><text:span text:style-name="T52_24">0</text:span><text:span text:style-name="T52_25"><text:s/>)</text:span></text:p>
      <text:p text:style-name="P53"><text:span text:style-name="T53_1">}</text:span></text:p>
      <text:p text:style-name="P54"/>
      <text:p text:style-name="P55"><text:span text:style-name="T55_1">isRe</text:span><text:span text:style-name="T55_2">3<text:s/>=</text:span><text:span text:style-name="T55_3"><text:s/></text:span><text:span text:style-name="T55_4">function</text:span><text:span text:style-name="T55_5">(</text:span><text:span text:style-name="T55_6">msg</text:span><text:span text:style-name="T55_7">)<text:s/>{</text:span></text:p>
      <text:p text:style-name="P56"><text:span text:style-name="T56_1">"</text:span><text:span text:style-name="T56_2">Subject</text:span><text:span text:style-name="T56_3">"</text:span><text:span text:style-name="T56_4"><text:s/>%</text:span><text:span text:style-name="T56_5">in</text:span><text:span text:style-name="T56_6">%</text:span><text:span text:style-name="T56_7"><text:s/></text:span><text:span text:style-name="T56_8">names</text:span><text:span text:style-name="T56_9">(</text:span><text:span text:style-name="T56_10">msg</text:span><text:span text:style-name="T56_11">$</text:span><text:span text:style-name="T56_12">header</text:span><text:span text:style-name="T56_13">)<text:s/>&amp;&amp;</text:span></text:p>
      <text:p text:style-name="P57"><text:span text:style-name="T57_1">length</text:span><text:span text:style-name="T57_2">(</text:span><text:span text:style-name="T57_3">grep</text:span><text:span text:style-name="T57_4">(</text:span><text:span text:style-name="T57_5">"*</text:span><text:span text:style-name="T57_6">Re</text:span><text:span text:style-name="T57_7">:"</text:span><text:span text:style-name="T57_8">,<text:s/></text:span><text:span text:style-name="T57_9">msg</text:span><text:span text:style-name="T57_10">$</text:span><text:span text:style-name="T57_11">header</text:span><text:span text:style-name="T57_12">[[</text:span><text:span text:style-name="T57_13">"</text:span><text:span text:style-name="T57_14">Subject</text:span><text:span text:style-name="T57_15">"</text:span><text:span text:style-name="T57_16">]]))<text:s/>&gt;</text:span><text:span text:style-name="T57_17"><text:s/></text:span><text:span text:style-name="T57_18">0</text:span></text:p>
      <text:p text:style-name="P58"/>
      <text:p text:style-name="P59"><text:span text:style-name="T59_1">}</text:span></text:p>
      <text:p text:style-name="P60"/>
      <text:p text:style-name="P61"><text:span text:style-name="T61_1">From</text:span><text:span text:style-name="T61_2"><text:s/></text:span><text:span text:style-name="T61_3">the</text:span><text:span text:style-name="T61_4"><text:s/></text:span><text:span text:style-name="T61_5">results</text:span><text:span text:style-name="T61_6"><text:s/></text:span><text:span text:style-name="T61_7">we</text:span><text:span text:style-name="T61_8"><text:s/></text:span><text:span text:style-name="T61_9">see</text:span><text:span text:style-name="T61_10"><text:s/></text:span><text:span text:style-name="T61_11">that</text:span><text:span text:style-name="T61_12"><text:s/></text:span><text:span text:style-name="T61_13">the</text:span><text:span text:style-name="T61_14"><text:s/></text:span><text:span text:style-name="T61_15">original</text:span><text:span text:style-name="T61_16"><text:s/></text:span><text:span text:style-name="T61_17">isRe</text:span><text:span text:style-name="T61_18"><text:s/></text:span><text:span text:style-name="T61_19">and</text:span><text:span text:style-name="T61_20"><text:s/></text:span><text:span text:style-name="T61_21">isRe</text:span><text:span text:style-name="T61_22">2<text:s/></text:span><text:span text:style-name="T61_23">functions</text:span><text:span text:style-name="T61_24"><text:s/></text:span><text:span text:style-name="T61_25">gives</text:span><text:span text:style-name="T61_26"><text:s/></text:span><text:span text:style-name="T61_27">us</text:span><text:span text:style-name="T61_28"><text:s/>3005<text:s/></text:span><text:span text:style-name="T61_29">emails</text:span><text:span text:style-name="T61_30"><text:s/></text:span><text:span text:style-name="T61_31">each</text:span><text:span text:style-name="T61_32"><text:s/></text:span><text:span text:style-name="T61_33">while</text:span><text:span text:style-name="T61_34"><text:s/></text:span><text:span text:style-name="T61_35">isRe</text:span><text:span text:style-name="T61_36">3<text:s/></text:span><text:span text:style-name="T61_37">gives</text:span><text:span text:style-name="T61_38"><text:s/></text:span><text:span text:style-name="T61_39">us</text:span><text:span text:style-name="T61_40"><text:s/>3218<text:s/></text:span><text:span text:style-name="T61_41">emails</text:span><text:span text:style-name="T61_42">.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